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adornments="Normal" style:font-family-generic="modern" style:font-pitch="fixed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Heading_20_3">
      <style:text-properties style:font-name="Tahoma1" fo:font-size="12pt" style:font-size-asian="12pt" style:font-size-complex="12pt"/>
    </style:style>
    <style:style style:name="P2" style:family="paragraph" style:parent-style-name="Heading_20_4">
      <style:text-properties style:font-name="Tahoma1" fo:font-size="12pt" style:font-size-asian="12pt" style:font-size-complex="12pt"/>
    </style:style>
    <style:style style:name="P3" style:family="paragraph" style:parent-style-name="Normal_20__28_Web_29_">
      <loext:graphic-properties draw:fill="solid" draw:fill-color="#2b2b2b"/>
      <style:paragraph-properties fo:margin-top="0cm" fo:margin-bottom="0cm" style:contextual-spacing="false" fo:background-color="#2b2b2b" fo:padding="0.071cm" fo:border="0.74pt solid #888888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4" style:family="paragraph" style:parent-style-name="Preformatted_20_Text">
      <loext:graphic-properties draw:fill="solid" draw:fill-color="#272822" draw:opacity="100%"/>
      <style:paragraph-properties ch2_options="{'Style': 'monokai', 'Language': 'JavaScript', 'UseCharStyles': 0, 'LineNumberRatio': 100, 'LineNumberStart': 1, 'MasterCharStyle': '', 'ShowLineNumbers': 0, 'ColourizeBackground': 1, 'LineNumberSeparator': '  ', 'LineNumberPaddingSymbol': '', 'StoreOptionsWithSnippet': 1}" fo:background-color="#272822"/>
    </style:style>
    <style:style style:name="P5" style:family="paragraph" style:parent-style-name="Preformatted_20_Text">
      <loext:graphic-properties draw:fill="solid" draw:fill-color="#272822" draw:opacity="100%"/>
      <style:paragraph-properties ch2_options="{'Style': 'monokai', 'Language': 'JavaScript', 'UseCharStyles': 0, 'LineNumberRatio': 100, 'LineNumberStart': 1, 'MasterCharStyle': '', 'ShowLineNumbers': 0, 'ColourizeBackground': 1, 'LineNumberSeparator': '  ', 'LineNumberPaddingSymbol': '', 'StoreOptionsWithSnippet': 1}" fo:margin-top="0cm" fo:margin-bottom="0.499cm" style:contextual-spacing="false" fo:background-color="#272822"/>
    </style:style>
    <style:style style:name="P6" style:family="paragraph" style:parent-style-name="Preformatted_20_Text">
      <loext:graphic-properties draw:fill="solid" draw:fill-color="#272822" draw:opacity="100%"/>
      <style:paragraph-properties ch2_options="{'Style': 'monokai', 'Language': 'JavaScript', 'UseCharStyles': 0, 'LineNumberRatio': 100, 'LineNumberStart': 1, 'MasterCharStyle': '', 'ShowLineNumbers': 0, 'ColourizeBackground': 1, 'LineNumberSeparator': '  ', 'LineNumberPaddingSymbol': '', 'StoreOptionsWithSnippet': 1}" fo:background-color="#272822"/>
      <style:text-properties fo:color="#f8f8f2" loext:opacity="100%" style:font-name="Tahoma1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P7" style:family="paragraph" style:parent-style-name="Standard" style:list-style-name="WWNum1"/>
    <style:style style:name="P8" style:family="paragraph" style:parent-style-name="Standard">
      <style:text-properties style:font-name="Tahoma" fo:font-size="12pt" fo:font-weight="bold" style:font-size-asian="12pt" style:font-weight-asian="bold" style:font-name-complex="Tahoma2" style:font-size-complex="12pt" style:font-weight-complex="bold"/>
    </style:style>
    <style:style style:name="P9" style:family="paragraph" style:parent-style-name="Standard">
      <style:text-properties style:font-name="Tahoma" fo:font-size="12pt" style:font-size-asian="12pt" style:font-name-complex="Tahoma2" style:font-size-complex="12pt"/>
    </style:style>
    <style:style style:name="P10" style:family="paragraph" style:parent-style-name="Standard" style:list-style-name="WWNum2"/>
    <style:style style:name="P11" style:family="paragraph" style:parent-style-name="Standard" style:list-style-name="WWNum3"/>
    <style:style style:name="P12" style:family="paragraph" style:parent-style-name="Standard" style:list-style-name="WWNum4"/>
    <style:style style:name="P13" style:family="paragraph" style:parent-style-name="Standard" style:list-style-name="WWNum5"/>
    <style:style style:name="P14" style:family="paragraph" style:parent-style-name="Standard" style:list-style-name="WWNum6"/>
    <style:style style:name="P15" style:family="paragraph" style:parent-style-name="Standard">
      <style:paragraph-properties fo:margin-top="0.494cm" fo:margin-bottom="0.494cm" style:contextual-spacing="false" fo:line-height="100%"/>
    </style:style>
    <style:style style:name="P16" style:family="paragraph" style:parent-style-name="Standard" style:list-style-name="">
      <style:paragraph-properties fo:margin-top="0.494cm" fo:margin-bottom="0.494cm" style:contextual-spacing="false" fo:line-height="100%"/>
    </style:style>
    <style:style style:name="P17" style:family="paragraph" style:parent-style-name="Standard" style:list-style-name="WWNum8">
      <style:paragraph-properties fo:margin-top="0.494cm" fo:margin-bottom="0cm" style:contextual-spacing="false" fo:line-height="100%"/>
    </style:style>
    <style:style style:name="P18" style:family="paragraph" style:parent-style-name="Standard" style:list-style-name="WWNum8">
      <style:paragraph-properties fo:margin-top="0cm" fo:margin-bottom="0.494cm" style:contextual-spacing="false" fo:line-height="100%"/>
    </style:style>
    <style:style style:name="P19" style:family="paragraph" style:parent-style-name="Standard" style:list-style-name="WWNum8">
      <style:paragraph-properties fo:margin-top="0cm" fo:margin-bottom="0cm" style:contextual-spacing="false" fo:line-height="100%"/>
    </style:style>
    <style:style style:name="P20" style:family="paragraph" style:parent-style-name="Standard">
      <style:paragraph-properties fo:margin-top="0cm" fo:margin-bottom="0cm" style:contextual-spacing="false" fo:line-height="100%"/>
    </style:style>
    <style:style style:name="P21" style:family="paragraph" style:parent-style-name="Standard" style:list-style-name="WWNum9">
      <style:paragraph-properties fo:margin-top="0.494cm" fo:margin-bottom="0cm" style:contextual-spacing="false" fo:line-height="100%"/>
    </style:style>
    <style:style style:name="P22" style:family="paragraph" style:parent-style-name="Standard" style:list-style-name="WWNum9">
      <style:paragraph-properties fo:margin-top="0cm" fo:margin-bottom="0.494cm" style:contextual-spacing="false" fo:line-height="100%"/>
    </style:style>
    <style:style style:name="P23" style:family="paragraph" style:parent-style-name="Standard" style:list-style-name="WWNum9">
      <style:paragraph-properties fo:margin-top="0cm" fo:margin-bottom="0cm" style:contextual-spacing="false" fo:line-height="100%"/>
    </style:style>
    <style:style style:name="P24" style:family="paragraph" style:parent-style-name="Standard" style:list-style-name="WWNum10">
      <style:paragraph-properties fo:margin-top="0.494cm" fo:margin-bottom="0cm" style:contextual-spacing="false" fo:line-height="100%"/>
    </style:style>
    <style:style style:name="P25" style:family="paragraph" style:parent-style-name="Standard" style:list-style-name="WWNum10">
      <style:paragraph-properties fo:margin-top="0cm" fo:margin-bottom="0.494cm" style:contextual-spacing="false" fo:line-height="100%"/>
    </style:style>
    <style:style style:name="P26" style:family="paragraph" style:parent-style-name="Standard" style:list-style-name="WWNum11">
      <style:paragraph-properties fo:margin-top="0.494cm" fo:margin-bottom="0cm" style:contextual-spacing="false" fo:line-height="100%"/>
    </style:style>
    <style:style style:name="P27" style:family="paragraph" style:parent-style-name="Standard" style:list-style-name="WWNum11">
      <style:paragraph-properties fo:margin-top="0cm" fo:margin-bottom="0.494cm" style:contextual-spacing="false" fo:line-height="100%"/>
    </style:style>
    <style:style style:name="P28" style:family="paragraph" style:parent-style-name="Standard" style:list-style-name="WWNum11">
      <style:paragraph-properties fo:margin-top="0cm" fo:margin-bottom="0cm" style:contextual-spacing="false" fo:line-height="100%"/>
    </style:style>
    <style:style style:name="P29" style:family="paragraph" style:parent-style-name="Standard">
      <loext:graphic-properties draw:fill="solid" draw:fill-color="#272822" draw:opacity="100%"/>
      <style:paragraph-properties ch2_options="{'Style': 'monokai', 'Language': 'JavaScript', 'UseCharStyles': 0, 'LineNumberRatio': 100, 'LineNumberStart': 1, 'MasterCharStyle': '', 'ShowLineNumbers': 0, 'ColourizeBackground': 1, 'LineNumberSeparator': '  ', 'LineNumberPaddingSymbol': '', 'StoreOptionsWithSnippet': 1}" fo:margin-left="1.27cm" fo:margin-right="0cm" fo:text-indent="0cm" style:auto-text-indent="false" fo:background-color="#272822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30" style:family="paragraph" style:parent-style-name="Standard">
      <loext:graphic-properties draw:fill="solid" draw:fill-color="#272822" draw:opacity="100%"/>
      <style:paragraph-properties ch2_options="{'Style': 'monokai', 'Language': 'JavaScript', 'UseCharStyles': 0, 'LineNumberRatio': 100, 'LineNumberStart': 1, 'MasterCharStyle': '', 'ShowLineNumbers': 0, 'ColourizeBackground': 1, 'LineNumberSeparator': '  ', 'LineNumberPaddingSymbol': '', 'StoreOptionsWithSnippet': 1}" fo:margin-left="2.54cm" fo:margin-right="0cm" fo:text-indent="0cm" style:auto-text-indent="false" fo:background-color="#272822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31" style:family="paragraph" style:parent-style-name="Standard">
      <loext:graphic-properties draw:fill="solid" draw:fill-color="#272822" draw:opacity="100%"/>
      <style:paragraph-properties ch2_options="{'Style': 'monokai', 'Language': 'JavaScript', 'UseCharStyles': 0, 'LineNumberRatio': 100, 'LineNumberStart': 1, 'MasterCharStyle': '', 'ShowLineNumbers': 0, 'ColourizeBackground': 1, 'LineNumberSeparator': '  ', 'LineNumberPaddingSymbol': '', 'StoreOptionsWithSnippet': 1}" fo:margin-top="0cm" fo:margin-bottom="0cm" style:contextual-spacing="false" fo:line-height="100%" fo:background-color="#27282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32" style:family="paragraph" style:parent-style-name="Standard">
      <loext:graphic-properties draw:fill="solid" draw:fill-color="#272822" draw:opacity="100%"/>
      <style:paragraph-properties ch2_options="{'Style': 'monokai', 'Language': 'JavaScript', 'UseCharStyles': 0, 'LineNumberRatio': 100, 'LineNumberStart': 1, 'MasterCharStyle': '', 'ShowLineNumbers': 0, 'ColourizeBackground': 1, 'LineNumberSeparator': '  ', 'LineNumberPaddingSymbol': '', 'StoreOptionsWithSnippet': 1}" fo:margin-left="2.54cm" fo:margin-right="0cm" fo:text-indent="0cm" style:auto-text-indent="false" fo:background-color="#272822"/>
      <style:text-properties fo:color="#f8f8f2" loext:opacity="100%" fo:language="zxx" fo:country="none" fo:font-style="normal" style:text-underline-style="none" fo:font-weight="normal" fo:background-color="transparent"/>
    </style:style>
    <style:style style:name="P33" style:family="paragraph" style:parent-style-name="Standard">
      <loext:graphic-properties draw:fill="solid" draw:fill-color="#272822" draw:opacity="100%"/>
      <style:paragraph-properties ch2_options="{'Style': 'monokai', 'Language': 'JavaScript', 'UseCharStyles': 0, 'LineNumberRatio': 100, 'LineNumberStart': 1, 'MasterCharStyle': '', 'ShowLineNumbers': 0, 'ColourizeBackground': 1, 'LineNumberSeparator': '  ', 'LineNumberPaddingSymbol': '', 'StoreOptionsWithSnippet': 1}" fo:margin-top="0cm" fo:margin-bottom="0cm" style:contextual-spacing="false" fo:line-height="100%" fo:background-color="#27282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8f8f2" loext:opacity="100%" style:font-name="Tahoma" fo:font-size="12pt" fo:language="zxx" fo:country="none" fo:font-style="normal" style:text-underline-style="none" fo:font-weight="normal" style:letter-kerning="false" fo:background-color="transparent" style:font-name-asian="Times New Roman1" style:font-size-asian="12pt" style:font-name-complex="Tahoma2" style:font-size-complex="12pt"/>
    </style:style>
    <style:style style:name="P34" style:family="paragraph" style:parent-style-name="Standard">
      <style:paragraph-properties fo:margin-top="0.494cm" fo:margin-bottom="0.494cm" style:contextual-spacing="false" fo:line-height="100%"/>
      <style:text-properties fo:color="#355269" loext:opacity="100%" fo:font-size="16pt" fo:font-weight="bold" officeooo:paragraph-rsid="00084e34" style:font-size-asian="16pt" style:font-weight-asian="bold" style:font-size-complex="16pt" style:font-weight-complex="bold"/>
    </style:style>
    <style:style style:name="P35" style:family="paragraph" style:parent-style-name="Text_20_body" style:list-style-name="L1"/>
    <style:style style:name="P36" style:family="paragraph" style:parent-style-name="Text_20_body" style:list-style-name="L2"/>
    <style:style style:name="P37" style:family="paragraph" style:parent-style-name="Text_20_body" style:list-style-name="L3"/>
    <style:style style:name="P38" style:family="paragraph" style:parent-style-name="Text_20_body" style:list-style-name="L4"/>
    <style:style style:name="P39" style:family="paragraph" style:parent-style-name="Text_20_body" style:list-style-name="L4">
      <style:paragraph-properties fo:margin-top="0cm" fo:margin-bottom="0cm" style:contextual-spacing="false"/>
    </style:style>
    <style:style style:name="P40" style:family="paragraph" style:parent-style-name="Text_20_body">
      <style:text-properties style:font-name="Tahoma1" fo:font-size="12pt" style:font-size-asian="12pt" style:font-size-complex="12pt"/>
    </style:style>
    <style:style style:name="P41" style:family="paragraph" style:parent-style-name="Text_20_body">
      <style:text-properties officeooo:rsid="000de764" officeooo:paragraph-rsid="000de764"/>
    </style:style>
    <style:style style:name="T1" style:family="text">
      <style:text-properties fo:color="#2e74b5" loext:opacity="100%" style:font-name="Tahoma" fo:font-size="16pt" fo:font-weight="bold" style:font-size-asian="16pt" style:font-weight-asian="bold" style:font-name-complex="Tahoma2" style:font-size-complex="16pt" style:font-weight-complex="bold"/>
    </style:style>
    <style:style style:name="T2" style:family="text">
      <style:text-properties style:font-name="Tahoma" fo:font-size="12pt" fo:font-weight="bold" style:font-size-asian="12pt" style:font-weight-asian="bold" style:font-name-complex="Tahoma2" style:font-size-complex="12pt" style:font-weight-complex="bold"/>
    </style:style>
    <style:style style:name="T3" style:family="text">
      <style:text-properties style:font-name="Tahoma" fo:font-size="12pt" style:font-size-asian="12pt" style:font-name-complex="Tahoma2" style:font-size-complex="12pt"/>
    </style:style>
    <style:style style:name="T4" style:family="text">
      <style:text-properties style:font-name="Tahoma" fo:font-size="12pt" fo:language="en" fo:country="US" style:font-size-asian="12pt" style:font-name-complex="Tahoma2" style:font-size-complex="12pt"/>
    </style:style>
    <style:style style:name="T5" style:family="text">
      <style:text-properties style:font-name="Tahoma" fo:font-size="12pt" fo:language="en" fo:country="US" fo:font-weight="bold" style:font-size-asian="12pt" style:font-weight-asian="bold" style:font-name-complex="Tahoma2" style:font-size-complex="12pt" style:font-weight-complex="bold"/>
    </style:style>
    <style:style style:name="T6" style:family="text">
      <style:text-properties style:font-name="Tahoma" fo:font-size="12pt" fo:language="en" fo:country="US" fo:font-weight="bold" style:letter-kerning="false" style:font-name-asian="Times New Roman1" style:font-size-asian="12pt" style:font-weight-asian="bold" style:font-name-complex="Tahoma2" style:font-size-complex="12pt" style:font-weight-complex="bold"/>
    </style:style>
    <style:style style:name="T7" style:family="text">
      <style:text-properties style:font-name="Tahoma" fo:font-size="12pt" fo:language="en" fo:country="US" style:letter-kerning="false" style:font-name-asian="Times New Roman1" style:font-size-asian="12pt" style:font-name-complex="Tahoma2" style:font-size-complex="12pt"/>
    </style:style>
    <style:style style:name="T8" style:family="text">
      <style:text-properties style:font-name="Tahoma" fo:font-size="12pt" fo:language="en" fo:country="US" officeooo:rsid="00084e34" style:letter-kerning="false" style:font-name-asian="Times New Roman1" style:font-size-asian="12pt" style:font-name-complex="Tahoma2" style:font-size-complex="12pt"/>
    </style:style>
    <style:style style:name="T9" style:family="text">
      <style:text-properties style:font-name="Tahoma" fo:font-size="12pt" style:letter-kerning="false" style:font-name-asian="Times New Roman1" style:font-size-asian="12pt" style:font-name-complex="Tahoma2" style:font-size-complex="12pt"/>
    </style:style>
    <style:style style:name="T10" style:family="text">
      <style:text-properties style:font-name="Tahoma" fo:language="en" fo:country="US" officeooo:rsid="00084e34" style:letter-kerning="false" style:font-name-asian="Times New Roman1" style:font-name-complex="Tahoma2"/>
    </style:style>
    <style:style style:name="T11" style:family="text">
      <style:text-properties style:font-name="Tahoma" fo:language="en" fo:country="US" style:letter-kerning="false" style:font-name-asian="Times New Roman1" style:font-name-complex="Tahoma2"/>
    </style:style>
    <style:style style:name="T12" style:family="text">
      <style:text-properties fo:color="#00e0e0" loext:opacity="100%" style:font-name="Consolas" fo:font-size="8.5pt" fo:language="en" fo:country="US" style:font-size-asian="8.5pt" style:font-name-complex="Courier New2" style:font-size-complex="8.5pt"/>
    </style:style>
    <style:style style:name="T13" style:family="text">
      <style:text-properties fo:color="#00e0e0" loext:opacity="100%" style:font-name="Consolas" fo:font-size="8.5pt" style:font-size-asian="8.5pt" style:font-name-complex="Courier New2" style:font-size-complex="8.5pt"/>
    </style:style>
    <style:style style:name="T14" style:family="text">
      <style:text-properties fo:color="#ffffff" loext:opacity="100%" style:font-name="Consolas" fo:font-size="8.5pt" fo:language="en" fo:country="US" style:font-size-asian="8.5pt" style:font-name-complex="Courier New2" style:font-size-complex="8.5pt"/>
    </style:style>
    <style:style style:name="T15" style:family="text">
      <style:text-properties fo:color="#ffffff" loext:opacity="100%" style:font-name="Consolas" fo:font-size="8.5pt" style:font-size-asian="8.5pt" style:font-name-complex="Courier New2" style:font-size-complex="8.5pt"/>
    </style:style>
    <style:style style:name="T16" style:family="text">
      <style:text-properties fo:color="#d4d0ab" loext:opacity="100%" style:font-name="Consolas" fo:font-size="8.5pt" fo:language="en" fo:country="US" style:font-size-asian="8.5pt" style:font-name-complex="Courier New2" style:font-size-complex="8.5pt"/>
    </style:style>
    <style:style style:name="T17" style:family="text">
      <style:text-properties fo:color="#d4d0ab" loext:opacity="100%" style:font-name="Consolas" fo:font-size="8.5pt" style:font-size-asian="8.5pt" style:font-name-complex="Courier New2" style:font-size-complex="8.5pt"/>
    </style:style>
    <style:style style:name="T18" style:family="text">
      <style:text-properties fo:color="#ffd700" loext:opacity="100%" style:font-name="Consolas" fo:font-size="8.5pt" fo:language="en" fo:country="US" fo:font-weight="bold" style:font-size-asian="8.5pt" style:font-weight-asian="bold" style:font-name-complex="Courier New2" style:font-size-complex="8.5pt" style:font-weight-complex="bold"/>
    </style:style>
    <style:style style:name="T19" style:family="text">
      <style:text-properties fo:color="#ffd700" loext:opacity="100%" style:font-name="Consolas" fo:font-size="8.5pt" fo:font-weight="bold" style:font-size-asian="8.5pt" style:font-weight-asian="bold" style:font-name-complex="Courier New2" style:font-size-complex="8.5pt" style:font-weight-complex="bold"/>
    </style:style>
    <style:style style:name="T20" style:family="text">
      <style:text-properties fo:color="#abe338" loext:opacity="100%" style:font-name="Consolas" fo:font-size="8.5pt" fo:language="en" fo:country="US" style:font-size-asian="8.5pt" style:font-name-complex="Courier New2" style:font-size-complex="8.5pt"/>
    </style:style>
    <style:style style:name="T21" style:family="text">
      <style:text-properties fo:color="#abe338" loext:opacity="100%" style:font-name="Consolas" fo:font-size="8.5pt" style:font-size-asian="8.5pt" style:font-name-complex="Courier New2" style:font-size-complex="8.5pt"/>
    </style:style>
    <style:style style:name="T22" style:family="text">
      <style:text-properties fo:color="#f5ab35" loext:opacity="100%" style:font-name="Consolas" fo:font-size="8.5pt" fo:language="en" fo:country="US" style:font-size-asian="8.5pt" style:font-name-complex="Courier New2" style:font-size-complex="8.5pt"/>
    </style:style>
    <style:style style:name="T23" style:family="text">
      <style:text-properties fo:color="#dcc6e0" loext:opacity="100%" style:font-name="Consolas" fo:font-size="8.5pt" fo:language="en" fo:country="US" style:font-size-asian="8.5pt" style:font-name-complex="Courier New2" style:font-size-complex="8.5pt"/>
    </style:style>
    <style:style style:name="T24" style:family="text">
      <style:text-properties fo:color="#dcc6e0" loext:opacity="100%" style:font-name="Consolas" fo:font-size="8.5pt" style:font-size-asian="8.5pt" style:font-name-complex="Courier New2" style:font-size-complex="8.5pt"/>
    </style:style>
    <style:style style:name="T25" style:family="text">
      <style:text-properties fo:color="#ff4689" loext:opacity="100%" style:font-name="Tahoma" fo:font-size="12pt" style:font-size-asian="12pt" style:font-name-complex="Tahoma2" style:font-size-complex="12pt"/>
    </style:style>
    <style:style style:name="T26" style:family="text">
      <style:text-properties fo:color="#ff4689" loext:opacity="100%" style:font-name="Tahoma" fo:font-size="12pt" style:letter-kerning="false" style:font-name-asian="Times New Roman1" style:font-size-asian="12pt" style:font-name-complex="Tahoma2" style:font-size-complex="12pt"/>
    </style:style>
    <style:style style:name="T27" style:family="text">
      <style:text-properties fo:color="#ff4689" loext:opacity="100%" style:font-name="Tahoma1" fo:font-size="12pt" fo:language="zxx" fo:country="none" fo:font-style="normal" style:text-underline-style="none" fo:font-weight="normal" fo:background-color="transparent" loext:char-shading-value="0" style:font-size-asian="12pt" style:font-size-complex="12pt"/>
    </style:style>
    <style:style style:name="T28" style:family="text">
      <style:text-properties fo:color="#a6e22e" loext:opacity="100%" style:font-name="Tahoma" fo:font-size="12pt" style:font-size-asian="12pt" style:font-name-complex="Tahoma2" style:font-size-complex="12pt"/>
    </style:style>
    <style:style style:name="T29" style:family="text">
      <style:text-properties fo:color="#a6e22e" loext:opacity="100%" style:font-name="Tahoma" fo:font-size="12pt" style:letter-kerning="false" style:font-name-asian="Times New Roman1" style:font-size-asian="12pt" style:font-name-complex="Tahoma2" style:font-size-complex="12pt"/>
    </style:style>
    <style:style style:name="T30" style:family="text">
      <style:text-properties fo:color="#a6e22e" loext:opacity="100%" style:font-name="Tahoma1" fo:font-size="12pt" fo:language="zxx" fo:country="none" fo:font-style="normal" style:text-underline-style="none" fo:font-weight="normal" fo:background-color="transparent" loext:char-shading-value="0" style:font-size-asian="12pt" style:font-size-complex="12pt"/>
    </style:style>
    <style:style style:name="T31" style:family="text">
      <style:text-properties fo:color="#f8f8f2" loext:opacity="100%" fo:font-style="normal" style:text-underline-style="none" fo:font-weight="normal"/>
    </style:style>
    <style:style style:name="T32" style:family="text">
      <style:text-properties fo:color="#f8f8f2" loext:opacity="100%" style:font-name="Tahoma" fo:font-size="12pt" style:font-size-asian="12pt" style:font-name-complex="Tahoma2" style:font-size-complex="12pt"/>
    </style:style>
    <style:style style:name="T33" style:family="text">
      <style:text-properties fo:color="#f8f8f2" loext:opacity="100%" style:font-name="Tahoma" fo:font-size="12pt" style:letter-kerning="false" style:font-name-asian="Times New Roman1" style:font-size-asian="12pt" style:font-name-complex="Tahoma2" style:font-size-complex="12pt"/>
    </style:style>
    <style:style style:name="T34" style:family="text">
      <style:text-properties fo:color="#f8f8f2" loext:opacity="100%" style:font-name="Tahoma1" fo:font-size="12pt" fo:language="zxx" fo:country="none" fo:font-style="normal" style:text-underline-style="none" fo:font-weight="normal" fo:background-color="transparent" loext:char-shading-value="0" style:font-size-asian="12pt" style:font-size-complex="12pt"/>
    </style:style>
    <style:style style:name="T35" style:family="text">
      <style:text-properties fo:color="#e6db74" loext:opacity="100%" style:font-name="Tahoma" fo:font-size="12pt" style:font-size-asian="12pt" style:font-name-complex="Tahoma2" style:font-size-complex="12pt"/>
    </style:style>
    <style:style style:name="T36" style:family="text">
      <style:text-properties fo:color="#e6db74" loext:opacity="100%" style:font-name="Tahoma" fo:font-size="12pt" style:letter-kerning="false" style:font-name-asian="Times New Roman1" style:font-size-asian="12pt" style:font-name-complex="Tahoma2" style:font-size-complex="12pt"/>
    </style:style>
    <style:style style:name="T37" style:family="text">
      <style:text-properties fo:color="#e6db74" loext:opacity="100%" style:font-name="Tahoma1" fo:font-size="12pt" fo:language="zxx" fo:country="none" fo:font-style="normal" style:text-underline-style="none" fo:font-weight="normal" fo:background-color="transparent" loext:char-shading-value="0" style:font-size-asian="12pt" style:font-size-complex="12pt"/>
    </style:style>
    <style:style style:name="T38" style:family="text">
      <style:text-properties fo:color="#66d9ef" loext:opacity="100%" style:font-name="Tahoma" fo:font-size="12pt" style:font-size-asian="12pt" style:font-name-complex="Tahoma2" style:font-size-complex="12pt"/>
    </style:style>
    <style:style style:name="T39" style:family="text">
      <style:text-properties fo:color="#66d9ef" loext:opacity="100%" style:font-name="Tahoma" fo:font-size="12pt" style:letter-kerning="false" style:font-name-asian="Times New Roman1" style:font-size-asian="12pt" style:font-name-complex="Tahoma2" style:font-size-complex="12pt"/>
    </style:style>
    <style:style style:name="T40" style:family="text">
      <style:text-properties fo:color="#66d9ef" loext:opacity="100%" style:font-name="Tahoma1" fo:font-size="12pt" fo:language="zxx" fo:country="none" fo:font-style="normal" style:text-underline-style="none" fo:font-weight="normal" fo:background-color="transparent" loext:char-shading-value="0" style:font-size-asian="12pt" style:font-size-complex="12pt"/>
    </style:style>
    <style:style style:name="T41" style:family="text">
      <style:text-properties fo:color="#ed007e" loext:opacity="100%" style:font-name="Tahoma" fo:font-size="12pt" fo:background-color="#1e0010" loext:char-shading-value="0" style:font-size-asian="12pt" style:font-name-complex="Tahoma2" style:font-size-complex="12pt"/>
    </style:style>
    <style:style style:name="T42" style:family="text">
      <style:text-properties fo:color="#ed007e" loext:opacity="100%" style:font-name="Tahoma" fo:font-size="12pt" style:letter-kerning="false" fo:background-color="#1e0010" loext:char-shading-value="0" style:font-name-asian="Times New Roman1" style:font-size-asian="12pt" style:font-name-complex="Tahoma2" style:font-size-complex="12pt"/>
    </style:style>
    <style:style style:name="T43" style:family="text">
      <style:text-properties fo:color="#ed007e" loext:opacity="100%" style:font-name="Tahoma1" fo:font-size="12pt" fo:language="zxx" fo:country="none" fo:font-style="normal" style:text-underline-style="none" fo:font-weight="normal" fo:background-color="#1e0010" loext:char-shading-value="0" style:font-size-asian="12pt" style:font-size-complex="12pt"/>
    </style:style>
    <style:style style:name="T44" style:family="text">
      <style:text-properties fo:color="#959077" loext:opacity="100%" style:font-name="Tahoma" fo:font-size="12pt" style:letter-kerning="false" style:font-name-asian="Times New Roman1" style:font-size-asian="12pt" style:font-name-complex="Tahoma2" style:font-size-complex="12pt"/>
    </style:style>
    <style:style style:name="T45" style:family="text">
      <style:text-properties fo:color="#959077" loext:opacity="100%" style:font-name="Tahoma1" fo:font-size="12pt" fo:language="zxx" fo:country="none" fo:font-style="normal" style:text-underline-style="none" fo:font-weight="normal" fo:background-color="transparent" loext:char-shading-value="0" style:font-size-asian="12pt" style:font-size-complex="12pt"/>
    </style:style>
    <style:style style:name="T46" style:family="text">
      <style:text-properties fo:color="#ae81ff" loext:opacity="100%" style:font-name="Tahoma" fo:font-size="12pt" style:letter-kerning="false" style:font-name-asian="Times New Roman1" style:font-size-asian="12pt" style:font-name-complex="Tahoma2" style:font-size-complex="12pt"/>
    </style:style>
    <style:style style:name="T47" style:family="text">
      <style:text-properties fo:color="#ae81ff" loext:opacity="100%" style:font-name="Tahoma1" fo:font-size="12pt" fo:language="zxx" fo:country="none" fo:font-style="normal" style:text-underline-style="none" fo:font-weight="normal" fo:background-color="transparent" loext:char-shading-value="0" style:font-size-asian="12pt" style:font-size-complex="12pt"/>
    </style:style>
    <style:style style:name="T48" style:family="text">
      <style:text-properties style:font-name="Tahoma1"/>
    </style:style>
    <style:style style:name="T49" style:family="text">
      <style:text-properties style:font-name="Tahoma1" fo:font-size="12pt" style:font-size-asian="12pt" style:font-size-complex="12pt"/>
    </style:style>
    <style:style style:name="T50" style:family="text">
      <style:text-properties style:font-name="Tahoma1" fo:font-size="12pt" fo:font-weight="bold" style:font-size-asian="12pt" style:font-weight-asian="bold" style:font-size-complex="12pt" style:font-weight-complex="bold"/>
    </style:style>
    <style:style style:name="T51" style:family="text">
      <style:text-properties style:font-name="Tahoma1" fo:font-size="12pt" fo:language="zxx" fo:country="none" style:font-size-asian="12pt" style:font-size-complex="12pt"/>
    </style:style>
    <style:style style:name="T52" style:family="text">
      <style:text-properties style:font-name="Tahoma1" fo:font-size="12pt" fo:language="zxx" fo:country="none" fo:background-color="transparent" loext:char-shading-value="0" style:font-size-asian="12pt" style:font-size-complex="12pt"/>
    </style:style>
    <style:style style:name="T53" style:family="text">
      <style:text-properties style:font-name="Tahoma1" fo:font-weight="bold" style:font-weight-asian="bold" style:font-weight-complex="bold"/>
    </style:style>
    <style:style style:name="T54" style:family="text">
      <style:text-properties style:font-name="Tahoma1" fo:font-size="16pt" fo:font-weight="bold" style:font-size-asian="16pt" style:font-weight-asian="bold" style:font-size-complex="16pt" style:font-weight-complex="bold"/>
    </style:style>
    <style:style style:name="T55" style:family="text">
      <style:text-properties fo:color="#355269" loext:opacity="100%" style:font-name="Tahoma1" fo:font-size="16pt" fo:font-weight="bold" style:font-size-asian="16pt" style:font-weight-asian="bold" style:font-size-complex="16pt" style:font-weight-complex="bold"/>
    </style:style>
    <style:style style:name="T56" style:family="text">
      <style:text-properties style:use-window-font-color="true" loext:opacity="0%" style:font-name="Tahoma1" fo:font-size="12pt" fo:language="zxx" fo:country="none" fo:font-style="normal" style:text-underline-style="none" fo:font-weight="normal" fo:background-color="transparent" loext:char-shading-value="0" style:font-size-asian="12pt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Clases de Bootstrap para gestionar y personalizar la validación visual de formularios.</text:span></text:p>
      <text:p text:style-name="Standard"><text:span text:style-name="T2">1. is-valid</text:span></text:p>
      <text:list xml:id="list1821990174" text:style-name="WWNum1">
        <text:list-item>
          <text:p text:style-name="P7"><text:span text:style-name="T2">Descripción:</text:span><text:span text:style-name="T3"> </text:span></text:p>
          <text:list>
            <text:list-item>
              <text:p text:style-name="P7"><text:span text:style-name="T3">Esta clase se aplica a un elemento del formulario (como un &lt;input&gt; o &lt;select&gt;) para indicar que su valor es válido según las reglas de validación.</text:span></text:p>
            </text:list-item>
          </text:list>
        </text:list-item>
        <text:list-item>
          <text:p text:style-name="P7"><text:span text:style-name="T2">Efecto:</text:span><text:span text:style-name="T3"> </text:span></text:p>
          <text:list>
            <text:list-item>
              <text:p text:style-name="P7"><text:span text:style-name="T3">El campo adquiere un borde de color </text:span><text:span text:style-name="T2">verde</text:span><text:span text:style-name="T3"> y un fondo más claro.</text:span></text:p>
            </text:list-item>
          </text:list>
        </text:list-item>
        <text:list-item>
          <text:p text:style-name="P7"><text:span text:style-name="T2">Uso típico:</text:span><text:span text:style-name="T3"> </text:span></text:p>
          <text:list>
            <text:list-item>
              <text:p text:style-name="P7"><text:span text:style-name="T3">Se aplica dinámicamente con JavaScript al validar un campo.</text:span></text:p>
            </text:list-item>
          </text:list>
        </text:list-item>
        <text:list-item>
          <text:p text:style-name="P7"><text:span text:style-name="T2">Ejemplo:</text:span><text:span text:style-name="T3"> </text:span></text:p>
        </text:list-item>
        <text:list-item>
          <text:p text:style-name="P7"><text:span text:style-name="T4">&lt;input type="text" class="form-control is-valid" value="Correcto"&gt;</text:span></text:p>
        </text:list-item>
      </text:list>
      <text:p text:style-name="P8"/>
      <text:p text:style-name="Standard"><text:span text:style-name="T2">2. is-invalid</text:span></text:p>
      <text:list xml:id="list1495562748" text:style-name="WWNum2">
        <text:list-item>
          <text:p text:style-name="P10"><text:span text:style-name="T2">Descripción:</text:span><text:span text:style-name="T3"> </text:span></text:p>
          <text:list>
            <text:list-item>
              <text:p text:style-name="P10"><text:span text:style-name="T3">Similar a is-valid, pero indica que el valor del campo es inválido según las reglas de validación.</text:span></text:p>
            </text:list-item>
          </text:list>
        </text:list-item>
        <text:list-item>
          <text:p text:style-name="P10"><text:span text:style-name="T2">Efecto:</text:span><text:span text:style-name="T3"> </text:span></text:p>
          <text:list>
            <text:list-item>
              <text:p text:style-name="P10"><text:span text:style-name="T3">El campo adquiere un borde de color </text:span><text:span text:style-name="T2">rojo</text:span><text:span text:style-name="T3"> y un fondo más claro.</text:span></text:p>
            </text:list-item>
          </text:list>
        </text:list-item>
        <text:list-item>
          <text:p text:style-name="P10"><text:span text:style-name="T2">Uso típico:</text:span><text:span text:style-name="T3"> </text:span></text:p>
          <text:list>
            <text:list-item>
              <text:p text:style-name="P10"><text:span text:style-name="T3">Se aplica dinámicamente con JavaScript al detectar un error de validación.</text:span></text:p>
            </text:list-item>
          </text:list>
        </text:list-item>
        <text:list-item>
          <text:p text:style-name="P10"><text:span text:style-name="T2">Ejemplo:</text:span><text:span text:style-name="T3"> </text:span></text:p>
        </text:list-item>
        <text:list-item>
          <text:p text:style-name="P10"><text:span text:style-name="T4">&lt;input type="text" class="form-control is-invalid" value="Incorrecto"&gt;</text:span></text:p>
        </text:list-item>
      </text:list>
      <text:p text:style-name="P8"/>
      <text:p text:style-name="Standard"><text:span text:style-name="T2">3. valid-feedback</text:span></text:p>
      <text:list xml:id="list2260049677" text:style-name="WWNum3">
        <text:list-item>
          <text:p text:style-name="P11"><text:span text:style-name="T2">Descripción:</text:span><text:span text:style-name="T3"> </text:span></text:p>
          <text:list>
            <text:list-item>
              <text:p text:style-name="P11"><text:span text:style-name="T3">Clase utilizada en un contenedor para mostrar mensajes de retroalimentación cuando el valor del campo es válido.</text:span></text:p>
            </text:list-item>
            <text:list-item>
              <text:p text:style-name="P11"><text:soft-page-break/><text:span text:style-name="T3">Este contenedor está oculto por defecto (con display: none;) y se muestra cuando se valida correctamente el campo.</text:span></text:p>
            </text:list-item>
          </text:list>
        </text:list-item>
        <text:list-item>
          <text:p text:style-name="P11"><text:span text:style-name="T2">Efecto:</text:span><text:span text:style-name="T3"> </text:span></text:p>
          <text:list>
            <text:list-item>
              <text:p text:style-name="P11"><text:span text:style-name="T3">El mensaje tiene un color </text:span><text:span text:style-name="T2">verde claro</text:span><text:span text:style-name="T3"> para indicar éxito.</text:span></text:p>
            </text:list-item>
          </text:list>
        </text:list-item>
        <text:list-item>
          <text:p text:style-name="P11"><text:span text:style-name="T2">Uso típico:</text:span><text:span text:style-name="T3"> </text:span></text:p>
          <text:list>
            <text:list-item>
              <text:p text:style-name="P11"><text:span text:style-name="T3">Se utiliza junto con is-valid para proporcionar un mensaje visual al usuario.</text:span></text:p>
            </text:list-item>
          </text:list>
        </text:list-item>
        <text:list-item>
          <text:p text:style-name="P11"><text:span text:style-name="T2">Ejemplo:</text:span><text:span text:style-name="T3"> </text:span></text:p>
        </text:list-item>
      </text:list>
      <text:p text:style-name="P29"><text:span text:style-name="T25">&lt;</text:span><text:span text:style-name="T28">input</text:span><text:span text:style-name="T32"> </text:span><text:span text:style-name="T28">type</text:span><text:span text:style-name="T25">=</text:span><text:span text:style-name="T35">"text"</text:span><text:span text:style-name="T32"> </text:span><text:span text:style-name="T38">class</text:span><text:span text:style-name="T25">=</text:span><text:span text:style-name="T35">"form-control is-valid"</text:span><text:span text:style-name="T32"> </text:span><text:span text:style-name="T28">value</text:span><text:span text:style-name="T25">=</text:span><text:span text:style-name="T35">"Correcto"</text:span><text:span text:style-name="T25">&gt;</text:span></text:p>
      <text:p text:style-name="P29"><text:span text:style-name="T25">&lt;</text:span><text:span text:style-name="T28">div</text:span><text:span text:style-name="T32"> </text:span><text:span text:style-name="T38">class</text:span><text:span text:style-name="T25">=</text:span><text:span text:style-name="T35">"valid-feedback"</text:span><text:span text:style-name="T25">&gt;</text:span></text:p>
      <text:p text:style-name="P29"><text:span text:style-name="T32"><text:s text:c="2"/></text:span><text:span text:style-name="T41">¡</text:span><text:span text:style-name="T28">Buen</text:span><text:span text:style-name="T32"> </text:span><text:span text:style-name="T28">trabajo</text:span><text:span text:style-name="T25">!</text:span><text:span text:style-name="T32"> </text:span><text:span text:style-name="T28">El</text:span><text:span text:style-name="T32"> </text:span><text:span text:style-name="T28">valor</text:span><text:span text:style-name="T32"> </text:span><text:span text:style-name="T28">es</text:span><text:span text:style-name="T32"> </text:span><text:span text:style-name="T28">correcto</text:span><text:span text:style-name="T32">.</text:span></text:p>
      <text:p text:style-name="P29"><text:span text:style-name="T25">&lt;</text:span><text:span text:style-name="T41">/div&gt;</text:span></text:p>
      <text:p text:style-name="P8"/>
      <text:p text:style-name="Standard"><text:span text:style-name="T2">4. invalid-feedback</text:span></text:p>
      <text:list xml:id="list44375838" text:style-name="WWNum4">
        <text:list-item>
          <text:p text:style-name="P12"><text:span text:style-name="T2">Descripción:</text:span><text:span text:style-name="T3"> </text:span></text:p>
          <text:list>
            <text:list-item>
              <text:p text:style-name="P12"><text:span text:style-name="T3">Clase utilizada en un contenedor para mostrar mensajes de retroalimentación cuando el valor del campo es inválido.</text:span></text:p>
            </text:list-item>
            <text:list-item>
              <text:p text:style-name="P12"><text:span text:style-name="T3">Este contenedor también está oculto por defecto y se muestra al aplicar la validación.</text:span></text:p>
            </text:list-item>
          </text:list>
        </text:list-item>
        <text:list-item>
          <text:p text:style-name="P12"><text:span text:style-name="T2">Efecto:</text:span><text:span text:style-name="T3"> </text:span></text:p>
          <text:list>
            <text:list-item>
              <text:p text:style-name="P12"><text:span text:style-name="T3">El mensaje tiene un color </text:span><text:span text:style-name="T2">rojo claro</text:span><text:span text:style-name="T3"> para indicar error.</text:span></text:p>
            </text:list-item>
          </text:list>
        </text:list-item>
        <text:list-item>
          <text:p text:style-name="P12"><text:span text:style-name="T2">Uso típico:</text:span><text:span text:style-name="T3"> </text:span></text:p>
          <text:list>
            <text:list-item>
              <text:p text:style-name="P12"><text:span text:style-name="T3">Se utiliza junto con is-invalid para proporcionar mensajes de error al usuario.</text:span></text:p>
            </text:list-item>
          </text:list>
        </text:list-item>
        <text:list-item>
          <text:p text:style-name="P12"><text:span text:style-name="T2">Ejemplo:</text:span><text:span text:style-name="T3"> </text:span></text:p>
        </text:list-item>
      </text:list>
      <text:p text:style-name="P29"><text:span text:style-name="T25">&lt;</text:span><text:span text:style-name="T28">input</text:span><text:span text:style-name="T32"> </text:span><text:span text:style-name="T28">type</text:span><text:span text:style-name="T25">=</text:span><text:span text:style-name="T35">"text"</text:span><text:span text:style-name="T32"> </text:span><text:span text:style-name="T38">class</text:span><text:span text:style-name="T25">=</text:span><text:span text:style-name="T35">"form-control is-invalid"</text:span><text:span text:style-name="T32"> </text:span><text:span text:style-name="T28">value</text:span><text:span text:style-name="T25">=</text:span><text:span text:style-name="T35">"Incorrecto"</text:span><text:span text:style-name="T25">&gt;</text:span></text:p>
      <text:p text:style-name="P29"><text:span text:style-name="T25">&lt;</text:span><text:span text:style-name="T28">div</text:span><text:span text:style-name="T32"> </text:span><text:span text:style-name="T38">class</text:span><text:span text:style-name="T25">=</text:span><text:span text:style-name="T35">"invalid-feedback"</text:span><text:span text:style-name="T25">&gt;</text:span></text:p>
      <text:p text:style-name="P29"><text:span text:style-name="T32"><text:s text:c="2"/></text:span><text:span text:style-name="T28">Por</text:span><text:span text:style-name="T32"> </text:span><text:span text:style-name="T28">favor</text:span><text:span text:style-name="T32">, </text:span><text:span text:style-name="T28">ingresa</text:span><text:span text:style-name="T32"> </text:span><text:span text:style-name="T28">un</text:span><text:span text:style-name="T32"> </text:span><text:span text:style-name="T28">valor</text:span><text:span text:style-name="T32"> </text:span><text:span text:style-name="T28">válido</text:span><text:span text:style-name="T32">.</text:span></text:p>
      <text:p text:style-name="P29"><text:span text:style-name="T25">&lt;</text:span><text:span text:style-name="T41">/div&gt;</text:span></text:p>
      <text:p text:style-name="P8"/>
      <text:p text:style-name="P8"/>
      <text:p text:style-name="Standard"><text:soft-page-break/><text:span text:style-name="T2">Ejemplo completo</text:span></text:p>
      <text:p text:style-name="Standard"><text:span text:style-name="T3">Este ejemplo demuestra cómo se utilizan estas clases juntas en un formulario:</text:span></text:p>
      <text:p text:style-name="P3"><text:span text:style-name="T12">&lt;form&gt;</text:span></text:p>
      <text:p text:style-name="P3"><text:span text:style-name="T14"><text:s text:c="2"/></text:span><text:span text:style-name="T16">&lt;!-- Campo válido --&gt;</text:span></text:p>
      <text:p text:style-name="P3"><text:span text:style-name="T14"><text:s text:c="2"/></text:span><text:span text:style-name="T12">&lt;div</text:span><text:span text:style-name="T14"> </text:span><text:span text:style-name="T18">class</text:span><text:span text:style-name="T14">=</text:span><text:span text:style-name="T20">"mb-3"</text:span><text:span text:style-name="T12">&gt;</text:span></text:p>
      <text:p text:style-name="P3"><text:span text:style-name="T14"><text:s text:c="4"/></text:span><text:span text:style-name="T12">&lt;label</text:span><text:span text:style-name="T14"> </text:span><text:span text:style-name="T18">for</text:span><text:span text:style-name="T14">=</text:span><text:span text:style-name="T20">"nombre"</text:span><text:span text:style-name="T14"> </text:span><text:span text:style-name="T18">class</text:span><text:span text:style-name="T14">=</text:span><text:span text:style-name="T20">"form-label"</text:span><text:span text:style-name="T12">&gt;</text:span><text:span text:style-name="T14">Nombre</text:span><text:span text:style-name="T12">&lt;/label&gt;</text:span></text:p>
      <text:p text:style-name="P3"><text:span text:style-name="T14"><text:s text:c="4"/></text:span><text:span text:style-name="T12">&lt;input</text:span><text:span text:style-name="T14"> </text:span><text:span text:style-name="T18">type</text:span><text:span text:style-name="T14">=</text:span><text:span text:style-name="T20">"text"</text:span><text:span text:style-name="T14"> </text:span><text:span text:style-name="T18">class</text:span><text:span text:style-name="T14">=</text:span><text:span text:style-name="T20">"form-control is-valid"</text:span><text:span text:style-name="T14"> </text:span><text:span text:style-name="T18">id</text:span><text:span text:style-name="T14">=</text:span><text:span text:style-name="T20">"nombre"</text:span><text:span text:style-name="T14"> </text:span><text:span text:style-name="T18">value</text:span><text:span text:style-name="T14">=</text:span><text:span text:style-name="T20">"John Doe"</text:span><text:span text:style-name="T12">&gt;</text:span></text:p>
      <text:p text:style-name="P3"><text:span text:style-name="T14"><text:s text:c="4"/></text:span><text:span text:style-name="T12">&lt;div</text:span><text:span text:style-name="T14"> </text:span><text:span text:style-name="T18">class</text:span><text:span text:style-name="T14">=</text:span><text:span text:style-name="T20">"valid-feedback"</text:span><text:span text:style-name="T12">&gt;</text:span></text:p>
      <text:p text:style-name="P3"><text:span text:style-name="T14"><text:s text:c="6"/>¡Perfecto! </text:span><text:span text:style-name="T15">Este nombre es válido.</text:span></text:p>
      <text:p text:style-name="P3"><text:span text:style-name="T15"><text:s text:c="4"/></text:span><text:span text:style-name="T13">&lt;/div&gt;</text:span></text:p>
      <text:p text:style-name="P3"><text:span text:style-name="T15"><text:s text:c="2"/></text:span><text:span text:style-name="T13">&lt;/div&gt;</text:span></text:p>
      <text:p text:style-name="P3"><text:span text:style-name="T15"> </text:span></text:p>
      <text:p text:style-name="P3"><text:span text:style-name="T15"><text:s text:c="2"/></text:span><text:span text:style-name="T17">&lt;!-- Campo inválido --&gt;</text:span></text:p>
      <text:p text:style-name="P3"><text:span text:style-name="T15"><text:s text:c="2"/></text:span><text:span text:style-name="T13">&lt;div</text:span><text:span text:style-name="T15"> </text:span><text:span text:style-name="T19">class</text:span><text:span text:style-name="T15">=</text:span><text:span text:style-name="T21">"mb-3"</text:span><text:span text:style-name="T13">&gt;</text:span></text:p>
      <text:p text:style-name="P3"><text:span text:style-name="T15"><text:s text:c="4"/></text:span><text:span text:style-name="T12">&lt;label</text:span><text:span text:style-name="T14"> </text:span><text:span text:style-name="T18">for</text:span><text:span text:style-name="T14">=</text:span><text:span text:style-name="T20">"email"</text:span><text:span text:style-name="T14"> </text:span><text:span text:style-name="T18">class</text:span><text:span text:style-name="T14">=</text:span><text:span text:style-name="T20">"form-label"</text:span><text:span text:style-name="T12">&gt;</text:span><text:span text:style-name="T14">Correo electrónico</text:span><text:span text:style-name="T12">&lt;/label&gt;</text:span></text:p>
      <text:p text:style-name="P3"><text:span text:style-name="T14"><text:s text:c="4"/></text:span><text:span text:style-name="T12">&lt;input</text:span><text:span text:style-name="T14"> </text:span><text:span text:style-name="T18">type</text:span><text:span text:style-name="T14">=</text:span><text:span text:style-name="T20">"email"</text:span><text:span text:style-name="T14"> </text:span><text:span text:style-name="T18">class</text:span><text:span text:style-name="T14">=</text:span><text:span text:style-name="T20">"form-control is-invalid"</text:span><text:span text:style-name="T14"> </text:span><text:span text:style-name="T18">id</text:span><text:span text:style-name="T14">=</text:span><text:span text:style-name="T20">"email"</text:span><text:span text:style-name="T14"> </text:span><text:span text:style-name="T18">value</text:span><text:span text:style-name="T14">=</text:span><text:span text:style-name="T20">"correo@incorrecto"</text:span><text:span text:style-name="T12">&gt;</text:span></text:p>
      <text:p text:style-name="P3"><text:span text:style-name="T14"><text:s text:c="4"/></text:span><text:span text:style-name="T13">&lt;div</text:span><text:span text:style-name="T15"> </text:span><text:span text:style-name="T19">class</text:span><text:span text:style-name="T15">=</text:span><text:span text:style-name="T21">"invalid-feedback"</text:span><text:span text:style-name="T13">&gt;</text:span></text:p>
      <text:p text:style-name="P3"><text:span text:style-name="T15"><text:s text:c="6"/>Por favor, ingresa un correo electrónico válido.</text:span></text:p>
      <text:p text:style-name="P3"><text:span text:style-name="T15"><text:s text:c="4"/></text:span><text:span text:style-name="T12">&lt;/div&gt;</text:span></text:p>
      <text:p text:style-name="P3"><text:span text:style-name="T14"><text:s text:c="2"/></text:span><text:span text:style-name="T12">&lt;/div&gt;</text:span></text:p>
      <text:p text:style-name="P3"><text:span text:style-name="T14"> </text:span></text:p>
      <text:p text:style-name="P3"><text:span text:style-name="T14"><text:s text:c="2"/></text:span><text:span text:style-name="T12">&lt;button</text:span><text:span text:style-name="T14"> </text:span><text:span text:style-name="T18">type</text:span><text:span text:style-name="T14">=</text:span><text:span text:style-name="T20">"submit"</text:span><text:span text:style-name="T14"> </text:span><text:span text:style-name="T18">class</text:span><text:span text:style-name="T14">=</text:span><text:span text:style-name="T20">"btn btn-primary"</text:span><text:span text:style-name="T12">&gt;</text:span><text:span text:style-name="T14">Enviar</text:span><text:span text:style-name="T12">&lt;/button&gt;</text:span></text:p>
      <text:p text:style-name="P3"><text:span text:style-name="T13">&lt;/form&gt;</text:span></text:p>
      <text:p text:style-name="P3"><text:span text:style-name="T15"> </text:span></text:p>
      <text:p text:style-name="P8"/>
      <text:p text:style-name="Standard"><text:span text:style-name="T2">Notas importantes:</text:span></text:p>
      <text:list xml:id="list3704772826" text:style-name="WWNum5">
        <text:list-item>
          <text:p text:style-name="P13"><text:span text:style-name="T2">Mostrar/ocultar mensajes dinámicamente:</text:span></text:p>
          <text:list>
            <text:list-item>
              <text:p text:style-name="P13"><text:span text:style-name="T3">Estas clases (is-valid, is-invalid, valid-feedback, invalid-feedback) funcionan mejor si se manejan dinámicamente con JavaScript. Por ejemplo: </text:span></text:p>
            </text:list-item>
          </text:list>
        </text:list-item>
      </text:list>
      <text:p text:style-name="P30"><text:span text:style-name="T38">const</text:span><text:span text:style-name="T32"> </text:span><text:span text:style-name="T28">input</text:span><text:span text:style-name="T32"> </text:span><text:span text:style-name="T25">=</text:span><text:span text:style-name="T32"> document.</text:span><text:span text:style-name="T28">querySelector</text:span><text:span text:style-name="T32">(</text:span><text:span text:style-name="T35">'#email'</text:span><text:span text:style-name="T32">);</text:span></text:p>
      <text:p text:style-name="P30"><text:span text:style-name="T38">if</text:span><text:span text:style-name="T32"> (</text:span><text:span text:style-name="T28">input</text:span><text:span text:style-name="T32">.</text:span><text:span text:style-name="T28">value</text:span><text:span text:style-name="T32">.</text:span><text:span text:style-name="T28">includes</text:span><text:span text:style-name="T32">(</text:span><text:span text:style-name="T35">'@'</text:span><text:span text:style-name="T32">)) {</text:span></text:p>
      <text:p text:style-name="P30"><text:span text:style-name="T32"><text:s text:c="2"/></text:span><text:span text:style-name="T28">input</text:span><text:span text:style-name="T32">.</text:span><text:span text:style-name="T28">classList</text:span><text:span text:style-name="T32">.</text:span><text:span text:style-name="T28">remove</text:span><text:span text:style-name="T32">(</text:span><text:span text:style-name="T35">'is-invalid'</text:span><text:span text:style-name="T32">);</text:span></text:p>
      <text:p text:style-name="P30"><text:span text:style-name="T32"><text:s text:c="2"/></text:span><text:span text:style-name="T28">input</text:span><text:span text:style-name="T32">.</text:span><text:span text:style-name="T28">classList</text:span><text:span text:style-name="T32">.</text:span><text:span text:style-name="T28">add</text:span><text:span text:style-name="T32">(</text:span><text:span text:style-name="T35">'is-valid'</text:span><text:span text:style-name="T32">);</text:span></text:p>
      <text:p text:style-name="P30"><text:span text:style-name="T32">} </text:span><text:span text:style-name="T38">else</text:span><text:span text:style-name="T32"> {</text:span></text:p>
      <text:p text:style-name="P30"><text:span text:style-name="T32"><text:s text:c="2"/></text:span><text:span text:style-name="T28">input</text:span><text:span text:style-name="T32">.</text:span><text:span text:style-name="T28">classList</text:span><text:span text:style-name="T32">.</text:span><text:span text:style-name="T28">remove</text:span><text:span text:style-name="T32">(</text:span><text:span text:style-name="T35">'is-valid'</text:span><text:span text:style-name="T32">);</text:span></text:p>
      <text:p text:style-name="P30"><text:span text:style-name="T32"><text:s text:c="2"/></text:span><text:span text:style-name="T28">input</text:span><text:span text:style-name="T32">.</text:span><text:span text:style-name="T28">classList</text:span><text:span text:style-name="T32">.</text:span><text:span text:style-name="T28">add</text:span><text:span text:style-name="T32">(</text:span><text:span text:style-name="T35">'is-invalid'</text:span><text:span text:style-name="T32">);</text:span></text:p>
      <text:p text:style-name="P32"><text:span text:style-name="T3">}</text:span></text:p>
      <text:list xml:id="list162227224265841" text:continue-numbering="true" text:style-name="WWNum5">
        <text:list-item>
          <text:p text:style-name="P13"><text:span text:style-name="T2">Compatibilidad con validaciones HTML5:</text:span></text:p>
          <text:list>
            <text:list-item>
              <text:p text:style-name="P13"><text:span text:style-name="T3">Bootstrap aprovecha las validaciones nativas de HTML5 (required, pattern, etc.) y complementa con estilos visuales.</text:span></text:p>
            </text:list-item>
          </text:list>
        </text:list-item>
      </text:list>
      <text:p text:style-name="P9"/>
      <text:p text:style-name="Standard"><text:soft-page-break/><text:span text:style-name="T3">Aquí tienes un ejemplo más avanzado y dinámico que valida un formulario utilizando las clases de Bootstrap junto con JavaScript. Este ejemplo verifica varios campos de entrada y muestra retroalimentación visual y textual dependiendo de si la validación es exitosa o no.</text:span></text:p>
      <text:p text:style-name="Standard"><text:span text:style-name="T5">Código completo: HTML + JavaScript</text:span></text:p>
      <text:p text:style-name="P3"><text:span text:style-name="T22">&lt;!DOCTYPE html&gt;</text:span></text:p>
      <text:p text:style-name="P3"><text:span text:style-name="T12">&lt;html</text:span><text:span text:style-name="T14"> </text:span><text:span text:style-name="T18">lang</text:span><text:span text:style-name="T14">=</text:span><text:span text:style-name="T20">"en"</text:span><text:span text:style-name="T12">&gt;</text:span></text:p>
      <text:p text:style-name="P3"><text:span text:style-name="T12">&lt;head&gt;</text:span></text:p>
      <text:p text:style-name="P3"><text:span text:style-name="T14"><text:s text:c="2"/></text:span><text:span text:style-name="T12">&lt;meta</text:span><text:span text:style-name="T14"> </text:span><text:span text:style-name="T18">charset</text:span><text:span text:style-name="T14">=</text:span><text:span text:style-name="T20">"UTF-8"</text:span><text:span text:style-name="T12">&gt;</text:span></text:p>
      <text:p text:style-name="P3"><text:span text:style-name="T14"><text:s text:c="2"/></text:span><text:span text:style-name="T12">&lt;meta</text:span><text:span text:style-name="T14"> </text:span><text:span text:style-name="T18">name</text:span><text:span text:style-name="T14">=</text:span><text:span text:style-name="T20">"viewport"</text:span><text:span text:style-name="T14"> </text:span><text:span text:style-name="T18">content</text:span><text:span text:style-name="T14">=</text:span><text:span text:style-name="T20">"width=device-width, initial-scale=1.0"</text:span><text:span text:style-name="T12">&gt;</text:span></text:p>
      <text:p text:style-name="P3"><text:span text:style-name="T14"><text:s text:c="2"/></text:span><text:span text:style-name="T13">&lt;title&gt;</text:span><text:span text:style-name="T15">Validación Dinámica con Bootstrap y JavaScript</text:span><text:span text:style-name="T13">&lt;/title&gt;</text:span></text:p>
      <text:p text:style-name="P3"><text:span text:style-name="T15"><text:s text:c="2"/></text:span><text:span text:style-name="T12">&lt;link</text:span><text:span text:style-name="T14"> </text:span><text:span text:style-name="T18">href</text:span><text:span text:style-name="T14">=</text:span><text:span text:style-name="T20">"https://cdn.jsdelivr.net/npm/bootstrap@5.3.0-alpha3/dist/css/bootstrap.min.css"</text:span><text:span text:style-name="T14"> </text:span><text:span text:style-name="T18">rel</text:span><text:span text:style-name="T14">=</text:span><text:span text:style-name="T20">"stylesheet"</text:span><text:span text:style-name="T12">&gt;</text:span></text:p>
      <text:p text:style-name="P3"><text:span text:style-name="T12">&lt;/head&gt;</text:span></text:p>
      <text:p text:style-name="P3"><text:span text:style-name="T12">&lt;body&gt;</text:span></text:p>
      <text:p text:style-name="P3"><text:span text:style-name="T12">&lt;div</text:span><text:span text:style-name="T14"> </text:span><text:span text:style-name="T18">class</text:span><text:span text:style-name="T14">=</text:span><text:span text:style-name="T20">"container mt-5"</text:span><text:span text:style-name="T12">&gt;</text:span></text:p>
      <text:p text:style-name="P3"><text:span text:style-name="T14"><text:s text:c="2"/></text:span><text:span text:style-name="T13">&lt;h1&gt;</text:span><text:span text:style-name="T15">Formulario de Registro</text:span><text:span text:style-name="T13">&lt;/h1&gt;</text:span></text:p>
      <text:p text:style-name="P3"><text:span text:style-name="T15"><text:s text:c="2"/></text:span><text:span text:style-name="T13">&lt;form</text:span><text:span text:style-name="T15"> </text:span><text:span text:style-name="T19">id</text:span><text:span text:style-name="T15">=</text:span><text:span text:style-name="T21">"registroForm"</text:span><text:span text:style-name="T15"> </text:span><text:span text:style-name="T19">novalidate</text:span><text:span text:style-name="T13">&gt;</text:span></text:p>
      <text:p text:style-name="P3"><text:span text:style-name="T15"><text:s text:c="4"/></text:span><text:span text:style-name="T17">&lt;!-- Campo de Nombre --&gt;</text:span></text:p>
      <text:p text:style-name="P3"><text:span text:style-name="T15"><text:s text:c="4"/></text:span><text:span text:style-name="T12">&lt;div</text:span><text:span text:style-name="T14"> </text:span><text:span text:style-name="T18">class</text:span><text:span text:style-name="T14">=</text:span><text:span text:style-name="T20">"mb-3"</text:span><text:span text:style-name="T12">&gt;</text:span></text:p>
      <text:p text:style-name="P3"><text:span text:style-name="T14"><text:s text:c="6"/></text:span><text:span text:style-name="T12">&lt;label</text:span><text:span text:style-name="T14"> </text:span><text:span text:style-name="T18">for</text:span><text:span text:style-name="T14">=</text:span><text:span text:style-name="T20">"nombre"</text:span><text:span text:style-name="T14"> </text:span><text:span text:style-name="T18">class</text:span><text:span text:style-name="T14">=</text:span><text:span text:style-name="T20">"form-label"</text:span><text:span text:style-name="T12">&gt;</text:span><text:span text:style-name="T14">Nombre</text:span><text:span text:style-name="T12">&lt;/label&gt;</text:span></text:p>
      <text:p text:style-name="P3"><text:span text:style-name="T14"><text:s text:c="6"/></text:span><text:span text:style-name="T12">&lt;input</text:span><text:span text:style-name="T14"> </text:span><text:span text:style-name="T18">type</text:span><text:span text:style-name="T14">=</text:span><text:span text:style-name="T20">"text"</text:span><text:span text:style-name="T14"> </text:span><text:span text:style-name="T18">id</text:span><text:span text:style-name="T14">=</text:span><text:span text:style-name="T20">"nombre"</text:span><text:span text:style-name="T14"> </text:span><text:span text:style-name="T18">class</text:span><text:span text:style-name="T14">=</text:span><text:span text:style-name="T20">"form-control"</text:span><text:span text:style-name="T14"> </text:span><text:span text:style-name="T18">required</text:span><text:span text:style-name="T12">&gt;</text:span></text:p>
      <text:p text:style-name="P3"><text:span text:style-name="T14"><text:s text:c="6"/></text:span><text:span text:style-name="T13">&lt;div</text:span><text:span text:style-name="T15"> </text:span><text:span text:style-name="T19">class</text:span><text:span text:style-name="T15">=</text:span><text:span text:style-name="T21">"valid-feedback"</text:span><text:span text:style-name="T13">&gt;</text:span><text:span text:style-name="T15">¡El nombre es válido!</text:span><text:span text:style-name="T13">&lt;/div&gt;</text:span></text:p>
      <text:p text:style-name="P3"><text:span text:style-name="T15"><text:s text:c="6"/></text:span><text:span text:style-name="T13">&lt;div</text:span><text:span text:style-name="T15"> </text:span><text:span text:style-name="T19">class</text:span><text:span text:style-name="T15">=</text:span><text:span text:style-name="T21">"invalid-feedback"</text:span><text:span text:style-name="T13">&gt;</text:span><text:span text:style-name="T15">Por favor, ingresa tu nombre (mínimo 3 caracteres).</text:span><text:span text:style-name="T13">&lt;/div&gt;</text:span></text:p>
      <text:p text:style-name="P3"><text:span text:style-name="T15"><text:s text:c="4"/></text:span><text:span text:style-name="T13">&lt;/div&gt;</text:span></text:p>
      <text:p text:style-name="P3"><text:span text:style-name="T15"> </text:span></text:p>
      <text:p text:style-name="P3"><text:span text:style-name="T15"><text:s text:c="4"/></text:span><text:span text:style-name="T17">&lt;!-- Campo de Correo Electrónico --&gt;</text:span></text:p>
      <text:p text:style-name="P3"><text:span text:style-name="T15"><text:s text:c="4"/></text:span><text:span text:style-name="T12">&lt;div</text:span><text:span text:style-name="T14"> </text:span><text:span text:style-name="T18">class</text:span><text:span text:style-name="T14">=</text:span><text:span text:style-name="T20">"mb-3"</text:span><text:span text:style-name="T12">&gt;</text:span></text:p>
      <text:p text:style-name="P3"><text:span text:style-name="T14"><text:s text:c="6"/></text:span><text:span text:style-name="T12">&lt;label</text:span><text:span text:style-name="T14"> </text:span><text:span text:style-name="T18">for</text:span><text:span text:style-name="T14">=</text:span><text:span text:style-name="T20">"email"</text:span><text:span text:style-name="T14"> </text:span><text:span text:style-name="T18">class</text:span><text:span text:style-name="T14">=</text:span><text:span text:style-name="T20">"form-label"</text:span><text:span text:style-name="T12">&gt;</text:span><text:span text:style-name="T14">Correo Electrónico</text:span><text:span text:style-name="T12">&lt;/label&gt;</text:span></text:p>
      <text:p text:style-name="P3"><text:span text:style-name="T14"><text:s text:c="6"/></text:span><text:span text:style-name="T12">&lt;input</text:span><text:span text:style-name="T14"> </text:span><text:span text:style-name="T18">type</text:span><text:span text:style-name="T14">=</text:span><text:span text:style-name="T20">"email"</text:span><text:span text:style-name="T14"> </text:span><text:span text:style-name="T18">id</text:span><text:span text:style-name="T14">=</text:span><text:span text:style-name="T20">"email"</text:span><text:span text:style-name="T14"> </text:span><text:span text:style-name="T18">class</text:span><text:span text:style-name="T14">=</text:span><text:span text:style-name="T20">"form-control"</text:span><text:span text:style-name="T14"> </text:span><text:span text:style-name="T18">required</text:span><text:span text:style-name="T12">&gt;</text:span></text:p>
      <text:p text:style-name="P3"><text:span text:style-name="T14"><text:s text:c="6"/></text:span><text:span text:style-name="T13">&lt;div</text:span><text:span text:style-name="T15"> </text:span><text:span text:style-name="T19">class</text:span><text:span text:style-name="T15">=</text:span><text:span text:style-name="T21">"valid-feedback"</text:span><text:span text:style-name="T13">&gt;</text:span><text:span text:style-name="T15">¡El correo es válido!</text:span><text:span text:style-name="T13">&lt;/div&gt;</text:span></text:p>
      <text:p text:style-name="P3"><text:span text:style-name="T15"><text:s text:c="6"/></text:span><text:span text:style-name="T13">&lt;div</text:span><text:span text:style-name="T15"> </text:span><text:span text:style-name="T19">class</text:span><text:span text:style-name="T15">=</text:span><text:span text:style-name="T21">"invalid-feedback"</text:span><text:span text:style-name="T13">&gt;</text:span><text:span text:style-name="T15">Por favor, ingresa un correo electrónico válido.</text:span><text:span text:style-name="T13">&lt;/div&gt;</text:span></text:p>
      <text:p text:style-name="P3"><text:span text:style-name="T15"><text:s text:c="4"/></text:span><text:span text:style-name="T13">&lt;/div&gt;</text:span></text:p>
      <text:p text:style-name="P3"><text:span text:style-name="T15"> </text:span></text:p>
      <text:p text:style-name="P3"><text:span text:style-name="T15"><text:s text:c="4"/></text:span><text:span text:style-name="T17">&lt;!-- Campo de Contraseña --&gt;</text:span></text:p>
      <text:p text:style-name="P3"><text:span text:style-name="T15"><text:s text:c="4"/></text:span><text:span text:style-name="T13">&lt;div</text:span><text:span text:style-name="T15"> </text:span><text:span text:style-name="T19">class</text:span><text:span text:style-name="T15">=</text:span><text:span text:style-name="T21">"mb-3"</text:span><text:span text:style-name="T13">&gt;</text:span></text:p>
      <text:p text:style-name="P3"><text:span text:style-name="T15"><text:s text:c="6"/></text:span><text:span text:style-name="T12">&lt;label</text:span><text:span text:style-name="T14"> </text:span><text:span text:style-name="T18">for</text:span><text:span text:style-name="T14">=</text:span><text:span text:style-name="T20">"password"</text:span><text:span text:style-name="T14"> </text:span><text:span text:style-name="T18">class</text:span><text:span text:style-name="T14">=</text:span><text:span text:style-name="T20">"form-label"</text:span><text:span text:style-name="T12">&gt;</text:span><text:span text:style-name="T14">Contraseña</text:span><text:span text:style-name="T12">&lt;/label&gt;</text:span></text:p>
      <text:p text:style-name="P3"><text:span text:style-name="T14"><text:s text:c="6"/></text:span><text:span text:style-name="T12">&lt;input</text:span><text:span text:style-name="T14"> </text:span><text:span text:style-name="T18">type</text:span><text:span text:style-name="T14">=</text:span><text:span text:style-name="T20">"password"</text:span><text:span text:style-name="T14"> </text:span><text:span text:style-name="T18">id</text:span><text:span text:style-name="T14">=</text:span><text:span text:style-name="T20">"password"</text:span><text:span text:style-name="T14"> </text:span><text:span text:style-name="T18">class</text:span><text:span text:style-name="T14">=</text:span><text:span text:style-name="T20">"form-control"</text:span><text:span text:style-name="T14"> </text:span><text:span text:style-name="T18">required</text:span><text:span text:style-name="T12">&gt;</text:span></text:p>
      <text:p text:style-name="P3"><text:span text:style-name="T14"><text:s text:c="6"/></text:span><text:span text:style-name="T13">&lt;div</text:span><text:span text:style-name="T15"> </text:span><text:span text:style-name="T19">class</text:span><text:span text:style-name="T15">=</text:span><text:span text:style-name="T21">"valid-feedback"</text:span><text:span text:style-name="T13">&gt;</text:span><text:span text:style-name="T15">¡La contraseña es válida!</text:span><text:span text:style-name="T13">&lt;/div&gt;</text:span></text:p>
      <text:p text:style-name="P3"><text:span text:style-name="T15"><text:s text:c="6"/></text:span><text:span text:style-name="T13">&lt;div</text:span><text:span text:style-name="T15"> </text:span><text:span text:style-name="T19">class</text:span><text:span text:style-name="T15">=</text:span><text:span text:style-name="T21">"invalid-feedback"</text:span><text:span text:style-name="T13">&gt;</text:span><text:span text:style-name="T15">La contraseña debe tener al menos 6 caracteres.</text:span><text:span text:style-name="T13">&lt;/div&gt;</text:span></text:p>
      <text:p text:style-name="P3"><text:span text:style-name="T15"><text:s text:c="4"/></text:span><text:span text:style-name="T12">&lt;/div&gt;</text:span></text:p>
      <text:p text:style-name="P3"><text:span text:style-name="T14"> </text:span></text:p>
      <text:p text:style-name="P3"><text:span text:style-name="T14"><text:s text:c="4"/></text:span><text:span text:style-name="T12">&lt;button</text:span><text:span text:style-name="T14"> </text:span><text:span text:style-name="T18">type</text:span><text:span text:style-name="T14">=</text:span><text:span text:style-name="T20">"submit"</text:span><text:span text:style-name="T14"> </text:span><text:span text:style-name="T18">class</text:span><text:span text:style-name="T14">=</text:span><text:span text:style-name="T20">"btn btn-primary"</text:span><text:span text:style-name="T12">&gt;</text:span><text:span text:style-name="T14">Registrar</text:span><text:span text:style-name="T12">&lt;/button&gt;</text:span></text:p>
      <text:p text:style-name="P3"><text:span text:style-name="T14"><text:s text:c="2"/></text:span><text:span text:style-name="T12">&lt;/form&gt;</text:span></text:p>
      <text:p text:style-name="P3"><text:span text:style-name="T12">&lt;/div&gt;</text:span></text:p>
      <text:p text:style-name="P3"><text:span text:style-name="T14"> </text:span></text:p>
      <text:p text:style-name="P3"><text:span text:style-name="T12">&lt;script&gt;</text:span></text:p>
      <text:p text:style-name="P3"><text:span text:style-name="T14"><text:s text:c="2"/>document.addEventListener(</text:span><text:span text:style-name="T20">"DOMContentLoaded"</text:span><text:span text:style-name="T14">, () =&gt; {</text:span></text:p>
      <text:p text:style-name="P3"><text:span text:style-name="T14"><text:s text:c="4"/></text:span><text:span text:style-name="T23">const</text:span><text:span text:style-name="T14"> form = document.getElementById(</text:span><text:span text:style-name="T20">"registroForm"</text:span><text:span text:style-name="T14">);</text:span></text:p>
      <text:p text:style-name="P3"><text:span text:style-name="T14"> </text:span></text:p>
      <text:p text:style-name="P3"><text:span text:style-name="T14"><text:s text:c="4"/>form.addEventListener(</text:span><text:span text:style-name="T20">"submit"</text:span><text:span text:style-name="T14">, (event) =&gt; {</text:span></text:p>
      <text:p text:style-name="P3"><text:span text:style-name="T14"><text:s text:c="6"/>event.preventDefault(); </text:span><text:span text:style-name="T16">// Evitar envío del formulario</text:span></text:p>
      <text:p text:style-name="P3"><text:span text:style-name="T14"><text:s text:c="6"/></text:span><text:span text:style-name="T23">let</text:span><text:span text:style-name="T14"> isValidForm = </text:span><text:span text:style-name="T23">true</text:span><text:span text:style-name="T14">;</text:span></text:p>
      <text:p text:style-name="P3"><text:span text:style-name="T14"> </text:span></text:p>
      <text:p text:style-name="P3"><text:span text:style-name="T14"><text:s text:c="6"/></text:span><text:span text:style-name="T17">// Validar el campo de nombre</text:span></text:p>
      <text:p text:style-name="P3"><text:span text:style-name="T15"><text:s text:c="6"/></text:span><text:span text:style-name="T24">const</text:span><text:span text:style-name="T15"> nombreInput = document.getElementById(</text:span><text:span text:style-name="T21">"nombre"</text:span><text:span text:style-name="T15">);</text:span></text:p>
      <text:p text:style-name="P3"><text:span text:style-name="T15"><text:s text:c="6"/></text:span><text:span text:style-name="T23">if</text:span><text:span text:style-name="T14"> (nombreInput.value.trim().length &gt;= </text:span><text:span text:style-name="T22">3</text:span><text:span text:style-name="T14">) {</text:span></text:p>
      <text:p text:style-name="P3"><text:span text:style-name="T14"><text:s text:c="8"/>nombreInput.classList.remove(</text:span><text:span text:style-name="T20">"is-invalid"</text:span><text:span text:style-name="T14">);</text:span></text:p>
      <text:p text:style-name="P3"><text:span text:style-name="T14"><text:s text:c="8"/>nombreInput.classList.add(</text:span><text:span text:style-name="T20">"is-valid"</text:span><text:span text:style-name="T14">);</text:span></text:p>
      <text:p text:style-name="P3"><text:span text:style-name="T14"><text:s text:c="6"/>} </text:span><text:span text:style-name="T23">else</text:span><text:span text:style-name="T14"> {</text:span></text:p>
      <text:p text:style-name="P3"><text:span text:style-name="T14"><text:s text:c="8"/>nombreInput.classList.remove(</text:span><text:span text:style-name="T20">"is-valid"</text:span><text:span text:style-name="T14">);</text:span></text:p>
      <text:p text:style-name="P3"><text:span text:style-name="T14"><text:s text:c="8"/>nombreInput.classList.add(</text:span><text:span text:style-name="T20">"is-invalid"</text:span><text:span text:style-name="T14">);</text:span></text:p>
      <text:p text:style-name="P3"><text:span text:style-name="T14"><text:s text:c="8"/></text:span><text:span text:style-name="T15">isValidForm = </text:span><text:span text:style-name="T24">false</text:span><text:span text:style-name="T15">;</text:span></text:p>
      <text:p text:style-name="P3"><text:span text:style-name="T15"><text:s text:c="6"/>}</text:span></text:p>
      <text:p text:style-name="P3"><text:soft-page-break/><text:span text:style-name="T15"> </text:span></text:p>
      <text:p text:style-name="P3"><text:span text:style-name="T15"><text:s text:c="6"/></text:span><text:span text:style-name="T17">// Validar el campo de correo electrónico</text:span></text:p>
      <text:p text:style-name="P3"><text:span text:style-name="T15"><text:s text:c="6"/></text:span><text:span text:style-name="T23">const</text:span><text:span text:style-name="T14"> emailInput = document.getElementById(</text:span><text:span text:style-name="T20">"email"</text:span><text:span text:style-name="T14">);</text:span></text:p>
      <text:p text:style-name="P3"><text:span text:style-name="T14"><text:s text:c="6"/></text:span><text:span text:style-name="T24">const</text:span><text:span text:style-name="T15"> emailRegex = </text:span><text:span text:style-name="T21">/^[^\s@]+@[^\s@]+\.[^\s@]+$/</text:span><text:span text:style-name="T15">; </text:span><text:span text:style-name="T17">// Patrón para correos válidos</text:span></text:p>
      <text:p text:style-name="P3"><text:span text:style-name="T15"><text:s text:c="6"/></text:span><text:span text:style-name="T23">if</text:span><text:span text:style-name="T14"> (emailRegex.test(emailInput.value.trim())) {</text:span></text:p>
      <text:p text:style-name="P3"><text:span text:style-name="T14"><text:s text:c="8"/>emailInput.classList.remove(</text:span><text:span text:style-name="T20">"is-invalid"</text:span><text:span text:style-name="T14">);</text:span></text:p>
      <text:p text:style-name="P3"><text:span text:style-name="T14"><text:s text:c="8"/>emailInput.classList.add(</text:span><text:span text:style-name="T20">"is-valid"</text:span><text:span text:style-name="T14">);</text:span></text:p>
      <text:p text:style-name="P3"><text:span text:style-name="T14"><text:s text:c="6"/>} </text:span><text:span text:style-name="T23">else</text:span><text:span text:style-name="T14"> {</text:span></text:p>
      <text:p text:style-name="P3"><text:span text:style-name="T14"><text:s text:c="8"/>emailInput.classList.remove(</text:span><text:span text:style-name="T20">"is-valid"</text:span><text:span text:style-name="T14">);</text:span></text:p>
      <text:p text:style-name="P3"><text:span text:style-name="T14"><text:s text:c="8"/>emailInput.classList.add(</text:span><text:span text:style-name="T20">"is-invalid"</text:span><text:span text:style-name="T14">);</text:span></text:p>
      <text:p text:style-name="P3"><text:span text:style-name="T14"><text:s text:c="8"/></text:span><text:span text:style-name="T15">isValidForm = </text:span><text:span text:style-name="T24">false</text:span><text:span text:style-name="T15">;</text:span></text:p>
      <text:p text:style-name="P3"><text:span text:style-name="T15"><text:s text:c="6"/>}</text:span></text:p>
      <text:p text:style-name="P3"><text:span text:style-name="T15"> </text:span></text:p>
      <text:p text:style-name="P3"><text:span text:style-name="T15"><text:s text:c="6"/></text:span><text:span text:style-name="T17">// Validar el campo de contraseña</text:span></text:p>
      <text:p text:style-name="P3"><text:span text:style-name="T15"><text:s text:c="6"/></text:span><text:span text:style-name="T23">const</text:span><text:span text:style-name="T14"> passwordInput = document.getElementById(</text:span><text:span text:style-name="T20">"password"</text:span><text:span text:style-name="T14">);</text:span></text:p>
      <text:p text:style-name="P3"><text:span text:style-name="T14"><text:s text:c="6"/></text:span><text:span text:style-name="T23">if</text:span><text:span text:style-name="T14"> (passwordInput.value.trim().length &gt;= </text:span><text:span text:style-name="T22">6</text:span><text:span text:style-name="T14">) {</text:span></text:p>
      <text:p text:style-name="P3"><text:span text:style-name="T14"><text:s text:c="8"/>passwordInput.classList.remove(</text:span><text:span text:style-name="T20">"is-invalid"</text:span><text:span text:style-name="T14">);</text:span></text:p>
      <text:p text:style-name="P3"><text:span text:style-name="T14"><text:s text:c="8"/>passwordInput.classList.add(</text:span><text:span text:style-name="T20">"is-valid"</text:span><text:span text:style-name="T14">);</text:span></text:p>
      <text:p text:style-name="P3"><text:span text:style-name="T14"><text:s text:c="6"/>} </text:span><text:span text:style-name="T23">else</text:span><text:span text:style-name="T14"> {</text:span></text:p>
      <text:p text:style-name="P3"><text:span text:style-name="T14"><text:s text:c="8"/>passwordInput.classList.remove(</text:span><text:span text:style-name="T20">"is-valid"</text:span><text:span text:style-name="T14">);</text:span></text:p>
      <text:p text:style-name="P3"><text:span text:style-name="T14"><text:s text:c="8"/>passwordInput.classList.add(</text:span><text:span text:style-name="T20">"is-invalid"</text:span><text:span text:style-name="T14">);</text:span></text:p>
      <text:p text:style-name="P3"><text:span text:style-name="T14"><text:s text:c="8"/></text:span><text:span text:style-name="T15">isValidForm = </text:span><text:span text:style-name="T24">false</text:span><text:span text:style-name="T15">;</text:span></text:p>
      <text:p text:style-name="P3"><text:span text:style-name="T15"><text:s text:c="6"/>}</text:span></text:p>
      <text:p text:style-name="P3"><text:span text:style-name="T15"> </text:span></text:p>
      <text:p text:style-name="P3"><text:span text:style-name="T15"><text:s text:c="6"/></text:span><text:span text:style-name="T17">// Si el formulario es válido, mostrar una alerta</text:span></text:p>
      <text:p text:style-name="P3"><text:span text:style-name="T15"><text:s text:c="6"/></text:span><text:span text:style-name="T24">if</text:span><text:span text:style-name="T15"> (isValidForm) {</text:span></text:p>
      <text:p text:style-name="P3"><text:span text:style-name="T15"><text:s text:c="8"/>alert(</text:span><text:span text:style-name="T21">"Formulario enviado exitosamente."</text:span><text:span text:style-name="T15">);</text:span></text:p>
      <text:p text:style-name="P3"><text:span text:style-name="T15"><text:s text:c="8"/></text:span><text:span text:style-name="T14">form.reset();</text:span></text:p>
      <text:p text:style-name="P3"><text:span text:style-name="T14"><text:s text:c="8"/>document.querySelectorAll(</text:span><text:span text:style-name="T20">".is-valid"</text:span><text:span text:style-name="T14">).forEach((element) =&gt; {</text:span></text:p>
      <text:p text:style-name="P3"><text:span text:style-name="T14"><text:s text:c="10"/>element.classList.remove(</text:span><text:span text:style-name="T20">"is-valid"</text:span><text:span text:style-name="T14">);</text:span></text:p>
      <text:p text:style-name="P3"><text:span text:style-name="T14"><text:s text:c="8"/></text:span><text:span text:style-name="T15">});</text:span></text:p>
      <text:p text:style-name="P3"><text:span text:style-name="T15"><text:s text:c="6"/>}</text:span></text:p>
      <text:p text:style-name="P3"><text:span text:style-name="T15"><text:s text:c="4"/>});</text:span></text:p>
      <text:p text:style-name="P3"><text:span text:style-name="T15"><text:s text:c="2"/>});</text:span></text:p>
      <text:p text:style-name="P3"><text:span text:style-name="T13">&lt;/script&gt;</text:span></text:p>
      <text:p text:style-name="P3"><text:span text:style-name="T13">&lt;/body&gt;</text:span></text:p>
      <text:p text:style-name="P3"><text:span text:style-name="T13">&lt;/html&gt;</text:span></text:p>
      <text:p text:style-name="P9"/>
      <text:p text:style-name="Standard"><text:span text:style-name="T2">Explicación:</text:span></text:p>
      <text:list xml:id="list3418375870" text:style-name="WWNum6">
        <text:list-item>
          <text:p text:style-name="P14"><text:span text:style-name="T2">Formulario dinámico:</text:span></text:p>
          <text:list>
            <text:list-item>
              <text:p text:style-name="P14"><text:span text:style-name="T3">Cada campo del formulario tiene un mensaje asociado para validación correcta (valid-feedback) e incorrecta (invalid-feedback).</text:span></text:p>
            </text:list-item>
          </text:list>
        </text:list-item>
        <text:list-item>
          <text:p text:style-name="P14"><text:span text:style-name="T2">Validación personalizada:</text:span></text:p>
          <text:list>
            <text:list-item>
              <text:p text:style-name="P14"><text:span text:style-name="T3">Se utiliza un patrón de expresión regular para el correo electrónico.</text:span></text:p>
            </text:list-item>
            <text:list-item>
              <text:p text:style-name="P14"><text:span text:style-name="T3">Se valida la longitud mínima para el nombre y la contraseña.</text:span></text:p>
            </text:list-item>
          </text:list>
        </text:list-item>
        <text:list-item>
          <text:p text:style-name="P14"><text:span text:style-name="T2">Clases dinámicas:</text:span></text:p>
          <text:list>
            <text:list-item>
              <text:p text:style-name="P14"><text:span text:style-name="T3">Se añaden o eliminan las clases is-valid e is-invalid dinámicamente según el resultado de las validaciones.</text:span></text:p>
            </text:list-item>
          </text:list>
        </text:list-item>
        <text:list-item>
          <text:p text:style-name="P14"><text:span text:style-name="T2">Gestión de envío:</text:span></text:p>
          <text:list>
            <text:list-item>
              <text:p text:style-name="P14"><text:span text:style-name="T3">Si el formulario es válido, muestra un mensaje de éxito.</text:span></text:p>
            </text:list-item>
            <text:list-item>
              <text:p text:style-name="P14"><text:soft-page-break/><text:span text:style-name="T3">Resetea el formulario y elimina las clases de validación al finalizar.</text:span></text:p>
            </text:list-item>
          </text:list>
        </text:list-item>
      </text:list>
      <text:p text:style-name="P9"/>
      <text:p text:style-name="P34"><text:span text:style-name="T10">C</text:span><text:span text:style-name="T11">lase was-validated</text:span></text:p>
      <text:p text:style-name="P15"><text:span text:style-name="T7">La clase was-validated de Bootstrap se utiliza para aplicar estilos visuales a los formularios después de haber intentado validarlos. Esto permite mostrar mensajes de error o éxito relacionados con los campos, dependiendo de si cumplen con las reglas de validación definidas (ya sea por HTML estándar o por Bootstrap).</text:span></text:p>
      <text:h text:style-name="P16" text:outline-level="3"><text:span text:style-name="T6">Cómo funciona la clase was-validated</text:span></text:h>
      <text:list xml:id="list3642135507" text:style-name="WWNum8">
        <text:list-item>
          <text:p text:style-name="P17"><text:span text:style-name="T7">Cuando se añade la clase was-validated al elemento &lt;form&gt;, Bootstrap aplica estilos a los campos dentro del formulario: </text:span></text:p>
          <text:list>
            <text:list-item>
              <text:p text:style-name="P19"><text:span text:style-name="T6">Campos válidos:</text:span><text:span text:style-name="T7"> Se les añade la clase is-valid automáticamente.</text:span></text:p>
            </text:list-item>
            <text:list-item>
              <text:p text:style-name="P19"><text:span text:style-name="T6">Campos inválidos:</text:span><text:span text:style-name="T7"> Se les añade la clase is-invalid automáticamente.</text:span></text:p>
            </text:list-item>
          </text:list>
        </text:list-item>
        <text:list-item>
          <text:p text:style-name="P18"><text:span text:style-name="T7">Normalmente, esta clase se utiliza junto con validaciones de formularios personalizadas en JavaScript.</text:span></text:p>
        </text:list-item>
      </text:list>
      <text:p text:style-name="P20"><text:span text:style-name="T7"/></text:p>
      <text:h text:style-name="P16" text:outline-level="3"><text:span text:style-name="T6">Ejemplo 1: Validación básica con was-validated</text:span></text:h>
      <text:p text:style-name="P31"><text:span text:style-name="T26">&lt;!</text:span><text:span text:style-name="T29">DOCTYPE</text:span><text:span text:style-name="T33"> </text:span><text:span text:style-name="T29">html</text:span><text:span text:style-name="T26">&gt;</text:span></text:p>
      <text:p text:style-name="P31"><text:span text:style-name="T26">&lt;</text:span><text:span text:style-name="T29">html</text:span><text:span text:style-name="T33"> </text:span><text:span text:style-name="T29">lang</text:span><text:span text:style-name="T26">=</text:span><text:span text:style-name="T36">"en"</text:span><text:span text:style-name="T26">&gt;</text:span></text:p>
      <text:p text:style-name="P31"><text:span text:style-name="T26">&lt;</text:span><text:span text:style-name="T29">head</text:span><text:span text:style-name="T26">&gt;</text:span></text:p>
      <text:p text:style-name="P31"><text:span text:style-name="T33"><text:s text:c="2"/></text:span><text:span text:style-name="T26">&lt;</text:span><text:span text:style-name="T29">meta</text:span><text:span text:style-name="T33"> </text:span><text:span text:style-name="T29">charset</text:span><text:span text:style-name="T26">=</text:span><text:span text:style-name="T36">"UTF-8"</text:span><text:span text:style-name="T26">&gt;</text:span></text:p>
      <text:p text:style-name="P31"><text:span text:style-name="T33"><text:s text:c="2"/></text:span><text:span text:style-name="T26">&lt;</text:span><text:span text:style-name="T29">meta</text:span><text:span text:style-name="T33"> </text:span><text:span text:style-name="T29">name</text:span><text:span text:style-name="T26">=</text:span><text:span text:style-name="T36">"viewport"</text:span><text:span text:style-name="T33"> </text:span><text:span text:style-name="T29">content</text:span><text:span text:style-name="T26">=</text:span><text:span text:style-name="T36">"width=device-width, initial-scale=1.0"</text:span><text:span text:style-name="T26">&gt;</text:span></text:p>
      <text:p text:style-name="P31"><text:span text:style-name="T33"><text:s text:c="2"/></text:span><text:span text:style-name="T26">&lt;</text:span><text:span text:style-name="T29">link</text:span><text:span text:style-name="T33"> </text:span><text:span text:style-name="T29">href</text:span><text:span text:style-name="T26">=</text:span><text:span text:style-name="T36">"https://cdn.jsdelivr.net/npm/bootstrap@5.3.0/dist/css/bootstrap.min.css"</text:span><text:span text:style-name="T33"> </text:span><text:span text:style-name="T29">rel</text:span><text:span text:style-name="T26">=</text:span><text:span text:style-name="T36">"stylesheet"</text:span><text:span text:style-name="T26">&gt;</text:span></text:p>
      <text:p text:style-name="P31"><text:span text:style-name="T33"><text:s text:c="2"/></text:span><text:span text:style-name="T26">&lt;</text:span><text:span text:style-name="T29">title</text:span><text:span text:style-name="T26">&gt;</text:span><text:span text:style-name="T29">Validación</text:span><text:span text:style-name="T33"> </text:span><text:span text:style-name="T29">con</text:span><text:span text:style-name="T33"> </text:span><text:span text:style-name="T29">Bootstrap</text:span><text:span text:style-name="T26">&lt;</text:span><text:span text:style-name="T42">/title&gt;</text:span></text:p>
      <text:p text:style-name="P31"><text:span text:style-name="T26">&lt;</text:span><text:span text:style-name="T42">/head&gt;</text:span></text:p>
      <text:p text:style-name="P31"><text:span text:style-name="T26">&lt;</text:span><text:span text:style-name="T29">body</text:span><text:span text:style-name="T26">&gt;</text:span></text:p>
      <text:p text:style-name="P31"><text:span text:style-name="T33"><text:s text:c="2"/></text:span><text:span text:style-name="T26">&lt;</text:span><text:span text:style-name="T29">div</text:span><text:span text:style-name="T33"> </text:span><text:span text:style-name="T39">class</text:span><text:span text:style-name="T26">=</text:span><text:span text:style-name="T36">"container mt-5"</text:span><text:span text:style-name="T26">&gt;</text:span></text:p>
      <text:p text:style-name="P31"><text:span text:style-name="T33"><text:s text:c="4"/></text:span><text:span text:style-name="T26">&lt;</text:span><text:span text:style-name="T29">form</text:span><text:span text:style-name="T33"> </text:span><text:span text:style-name="T39">class</text:span><text:span text:style-name="T26">=</text:span><text:span text:style-name="T36">"needs-validation"</text:span><text:span text:style-name="T33"> </text:span><text:span text:style-name="T29">novalidate</text:span><text:span text:style-name="T26">&gt;</text:span></text:p>
      <text:p text:style-name="P31"><text:span text:style-name="T33"><text:s text:c="6"/></text:span><text:span text:style-name="T26">&lt;</text:span><text:span text:style-name="T29">div</text:span><text:span text:style-name="T33"> </text:span><text:span text:style-name="T39">class</text:span><text:span text:style-name="T26">=</text:span><text:span text:style-name="T36">"mb-3"</text:span><text:span text:style-name="T26">&gt;</text:span></text:p>
      <text:p text:style-name="P31"><text:span text:style-name="T33"><text:s text:c="8"/></text:span><text:span text:style-name="T26">&lt;</text:span><text:span text:style-name="T29">label</text:span><text:span text:style-name="T33"> </text:span><text:span text:style-name="T39">for</text:span><text:span text:style-name="T26">=</text:span><text:span text:style-name="T36">"name"</text:span><text:span text:style-name="T33"> </text:span><text:span text:style-name="T39">class</text:span><text:span text:style-name="T26">=</text:span><text:span text:style-name="T36">"form-label"</text:span><text:span text:style-name="T26">&gt;</text:span><text:span text:style-name="T29">Nombre</text:span><text:span text:style-name="T26">&lt;</text:span><text:span text:style-name="T42">/label&gt;</text:span></text:p>
      <text:p text:style-name="P31"><text:span text:style-name="T33"><text:s text:c="8"/></text:span><text:span text:style-name="T26">&lt;</text:span><text:span text:style-name="T29">input</text:span><text:span text:style-name="T33"> </text:span><text:span text:style-name="T29">type</text:span><text:span text:style-name="T26">=</text:span><text:span text:style-name="T36">"text"</text:span><text:span text:style-name="T33"> </text:span><text:span text:style-name="T39">class</text:span><text:span text:style-name="T26">=</text:span><text:span text:style-name="T36">"form-control"</text:span><text:span text:style-name="T33"> </text:span><text:span text:style-name="T29">id</text:span><text:span text:style-name="T26">=</text:span><text:span text:style-name="T36">"name"</text:span><text:span text:style-name="T33"> </text:span><text:span text:style-name="T29">required</text:span><text:span text:style-name="T26">&gt;</text:span></text:p>
      <text:p text:style-name="P31"><text:span text:style-name="T33"><text:s text:c="8"/></text:span><text:span text:style-name="T26">&lt;</text:span><text:span text:style-name="T29">div</text:span><text:span text:style-name="T33"> </text:span><text:span text:style-name="T39">class</text:span><text:span text:style-name="T26">=</text:span><text:span text:style-name="T36">"valid-feedback"</text:span><text:span text:style-name="T26">&gt;</text:span><text:span text:style-name="T42">¡</text:span><text:span text:style-name="T29">Perfecto</text:span><text:span text:style-name="T26">!&lt;</text:span><text:span text:style-name="T42">/div&gt;</text:span></text:p>
      <text:p text:style-name="P31"><text:span text:style-name="T33"><text:s text:c="8"/></text:span><text:span text:style-name="T26">&lt;</text:span><text:span text:style-name="T29">div</text:span><text:span text:style-name="T33"> </text:span><text:span text:style-name="T39">class</text:span><text:span text:style-name="T26">=</text:span><text:span text:style-name="T36">"invalid-feedback"</text:span><text:span text:style-name="T26">&gt;</text:span><text:span text:style-name="T29">Por</text:span><text:span text:style-name="T33"> </text:span><text:span text:style-name="T29">favor</text:span><text:span text:style-name="T33">, </text:span><text:span text:style-name="T29">introduce</text:span><text:span text:style-name="T33"> </text:span><text:span text:style-name="T29">tu</text:span><text:span text:style-name="T33"> </text:span><text:span text:style-name="T29">nombre</text:span><text:span text:style-name="T33">.</text:span><text:span text:style-name="T26">&lt;</text:span><text:span text:style-name="T42">/div&gt;</text:span></text:p>
      <text:p text:style-name="P31"><text:span text:style-name="T33"><text:s text:c="6"/></text:span><text:span text:style-name="T26">&lt;</text:span><text:span text:style-name="T42">/div&gt;</text:span></text:p>
      <text:p text:style-name="P31"><text:span text:style-name="T33"><text:s text:c="6"/></text:span><text:span text:style-name="T26">&lt;</text:span><text:span text:style-name="T29">div</text:span><text:span text:style-name="T33"> </text:span><text:span text:style-name="T39">class</text:span><text:span text:style-name="T26">=</text:span><text:span text:style-name="T36">"mb-3"</text:span><text:span text:style-name="T26">&gt;</text:span></text:p>
      <text:p text:style-name="P31"><text:span text:style-name="T33"><text:s text:c="8"/></text:span><text:span text:style-name="T26">&lt;</text:span><text:span text:style-name="T29">label</text:span><text:span text:style-name="T33"> </text:span><text:span text:style-name="T39">for</text:span><text:span text:style-name="T26">=</text:span><text:span text:style-name="T36">"email"</text:span><text:span text:style-name="T33"> </text:span><text:span text:style-name="T39">class</text:span><text:span text:style-name="T26">=</text:span><text:span text:style-name="T36">"form-label"</text:span><text:span text:style-name="T26">&gt;</text:span><text:span text:style-name="T29">Correo</text:span><text:span text:style-name="T33"> </text:span><text:span text:style-name="T29">electrónico</text:span><text:span text:style-name="T26">&lt;</text:span><text:span text:style-name="T42">/label&gt;</text:span></text:p>
      <text:p text:style-name="P31"><text:span text:style-name="T33"><text:s text:c="8"/></text:span><text:span text:style-name="T26">&lt;</text:span><text:span text:style-name="T29">input</text:span><text:span text:style-name="T33"> </text:span><text:span text:style-name="T29">type</text:span><text:span text:style-name="T26">=</text:span><text:span text:style-name="T36">"email"</text:span><text:span text:style-name="T33"> </text:span><text:span text:style-name="T39">class</text:span><text:span text:style-name="T26">=</text:span><text:span text:style-name="T36">"form-control"</text:span><text:span text:style-name="T33"> </text:span><text:span text:style-name="T29">id</text:span><text:span text:style-name="T26">=</text:span><text:span text:style-name="T36">"email"</text:span><text:span text:style-name="T33"> </text:span><text:span text:style-name="T29">required</text:span><text:span text:style-name="T26">&gt;</text:span></text:p>
      <text:p text:style-name="P31"><text:soft-page-break/><text:span text:style-name="T33"><text:s text:c="8"/></text:span><text:span text:style-name="T26">&lt;</text:span><text:span text:style-name="T29">div</text:span><text:span text:style-name="T33"> </text:span><text:span text:style-name="T39">class</text:span><text:span text:style-name="T26">=</text:span><text:span text:style-name="T36">"valid-feedback"</text:span><text:span text:style-name="T26">&gt;</text:span><text:span text:style-name="T29">Correo</text:span><text:span text:style-name="T33"> </text:span><text:span text:style-name="T29">válido</text:span><text:span text:style-name="T33">.</text:span><text:span text:style-name="T26">&lt;</text:span><text:span text:style-name="T42">/div&gt;</text:span></text:p>
      <text:p text:style-name="P31"><text:span text:style-name="T33"><text:s text:c="8"/></text:span><text:span text:style-name="T26">&lt;</text:span><text:span text:style-name="T29">div</text:span><text:span text:style-name="T33"> </text:span><text:span text:style-name="T39">class</text:span><text:span text:style-name="T26">=</text:span><text:span text:style-name="T36">"invalid-feedback"</text:span><text:span text:style-name="T26">&gt;</text:span><text:span text:style-name="T29">Introduce</text:span><text:span text:style-name="T33"> </text:span><text:span text:style-name="T29">un</text:span><text:span text:style-name="T33"> </text:span><text:span text:style-name="T29">correo</text:span><text:span text:style-name="T33"> </text:span><text:span text:style-name="T29">electrónico</text:span><text:span text:style-name="T33"> </text:span><text:span text:style-name="T29">válido</text:span><text:span text:style-name="T33">.</text:span><text:span text:style-name="T26">&lt;</text:span><text:span text:style-name="T42">/div&gt;</text:span></text:p>
      <text:p text:style-name="P31"><text:span text:style-name="T33"><text:s text:c="6"/></text:span><text:span text:style-name="T26">&lt;</text:span><text:span text:style-name="T42">/div&gt;</text:span></text:p>
      <text:p text:style-name="P31"><text:span text:style-name="T33"><text:s text:c="6"/></text:span><text:span text:style-name="T26">&lt;</text:span><text:span text:style-name="T29">button</text:span><text:span text:style-name="T33"> </text:span><text:span text:style-name="T29">type</text:span><text:span text:style-name="T26">=</text:span><text:span text:style-name="T36">"submit"</text:span><text:span text:style-name="T33"> </text:span><text:span text:style-name="T39">class</text:span><text:span text:style-name="T26">=</text:span><text:span text:style-name="T36">"btn btn-primary"</text:span><text:span text:style-name="T26">&gt;</text:span><text:span text:style-name="T29">Enviar</text:span><text:span text:style-name="T26">&lt;</text:span><text:span text:style-name="T42">/button&gt;</text:span></text:p>
      <text:p text:style-name="P31"><text:span text:style-name="T33"><text:s text:c="4"/></text:span><text:span text:style-name="T26">&lt;</text:span><text:span text:style-name="T42">/form&gt;</text:span></text:p>
      <text:p text:style-name="P31"><text:span text:style-name="T33"><text:s text:c="2"/></text:span><text:span text:style-name="T26">&lt;</text:span><text:span text:style-name="T42">/div&gt;</text:span></text:p>
      <text:p text:style-name="P33"/>
      <text:p text:style-name="P31"><text:span text:style-name="T33"><text:s text:c="2"/></text:span><text:span text:style-name="T26">&lt;</text:span><text:span text:style-name="T29">script</text:span><text:span text:style-name="T26">&gt;</text:span></text:p>
      <text:p text:style-name="P31"><text:span text:style-name="T33"><text:s text:c="4"/></text:span><text:span text:style-name="T44">// Validación personalizada con JavaScript</text:span></text:p>
      <text:p text:style-name="P31"><text:span text:style-name="T33"><text:s text:c="4"/>document.</text:span><text:span text:style-name="T29">querySelector</text:span><text:span text:style-name="T33">(</text:span><text:span text:style-name="T36">'form'</text:span><text:span text:style-name="T33">).</text:span><text:span text:style-name="T29">addEventListener</text:span><text:span text:style-name="T33">(</text:span><text:span text:style-name="T36">'submit'</text:span><text:span text:style-name="T33">, </text:span><text:span text:style-name="T39">function</text:span><text:span text:style-name="T33"> (</text:span><text:span text:style-name="T29">event</text:span><text:span text:style-name="T33">) {</text:span></text:p>
      <text:p text:style-name="P31"><text:span text:style-name="T33"><text:s text:c="6"/></text:span><text:span text:style-name="T39">if</text:span><text:span text:style-name="T33"> (</text:span><text:span text:style-name="T26">!</text:span><text:span text:style-name="T39">this</text:span><text:span text:style-name="T33">.</text:span><text:span text:style-name="T29">checkValidity</text:span><text:span text:style-name="T33">()) {</text:span></text:p>
      <text:p text:style-name="P31"><text:span text:style-name="T33"><text:s text:c="8"/></text:span><text:span text:style-name="T29">event</text:span><text:span text:style-name="T33">.</text:span><text:span text:style-name="T29">preventDefault</text:span><text:span text:style-name="T33">();</text:span></text:p>
      <text:p text:style-name="P31"><text:span text:style-name="T33"><text:s text:c="8"/></text:span><text:span text:style-name="T29">event</text:span><text:span text:style-name="T33">.</text:span><text:span text:style-name="T29">stopPropagation</text:span><text:span text:style-name="T33">();</text:span></text:p>
      <text:p text:style-name="P31"><text:span text:style-name="T33"><text:s text:c="6"/>}</text:span></text:p>
      <text:p text:style-name="P31"><text:span text:style-name="T33"><text:s text:c="6"/></text:span><text:span text:style-name="T39">this</text:span><text:span text:style-name="T33">.</text:span><text:span text:style-name="T29">classList</text:span><text:span text:style-name="T33">.</text:span><text:span text:style-name="T29">add</text:span><text:span text:style-name="T33">(</text:span><text:span text:style-name="T36">'was-validated'</text:span><text:span text:style-name="T33">);</text:span></text:p>
      <text:p text:style-name="P31"><text:span text:style-name="T33"><text:s text:c="4"/>});</text:span></text:p>
      <text:p text:style-name="P31"><text:span text:style-name="T33"><text:s text:c="2"/></text:span><text:span text:style-name="T26">&lt;</text:span><text:span text:style-name="T42">/script&gt;</text:span></text:p>
      <text:p text:style-name="P31"><text:span text:style-name="T26">&lt;</text:span><text:span text:style-name="T42">/body&gt;</text:span></text:p>
      <text:p text:style-name="P31"><text:span text:style-name="T26">&lt;</text:span><text:span text:style-name="T42">/html&gt;</text:span></text:p>
      <text:p text:style-name="P15"><text:span text:style-name="T6">Explicación:</text:span></text:p>
      <text:list xml:id="list1031007815" text:style-name="WWNum9">
        <text:list-item>
          <text:p text:style-name="P21"><text:span text:style-name="T7">La clase </text:span><text:span text:style-name="T6">needs-validation</text:span><text:span text:style-name="T7"> marca el formulario para validación personalizada.</text:span></text:p>
        </text:list-item>
        <text:list-item>
          <text:p text:style-name="P23"><text:span text:style-name="T6">novalidate</text:span><text:span text:style-name="T7"> desactiva la validación predeterminada del navegador.</text:span></text:p>
        </text:list-item>
        <text:list-item>
          <text:p text:style-name="P22"><text:span text:style-name="T7">Al enviar el formulario, se verifica la validez con checkValidity(). Si hay errores, se añade la clase was-validated para activar los estilos de Bootstrap.</text:span></text:p>
        </text:list-item>
      </text:list>
      <text:p text:style-name="P20"><text:span text:style-name="T7"/></text:p>
      <text:h text:style-name="P16" text:outline-level="3"><text:span text:style-name="T6">Ejemplo 2: Validación de múltiples campos</text:span></text:h>
      <text:p text:style-name="P31"><text:span text:style-name="T26">&lt;</text:span><text:span text:style-name="T29">div</text:span><text:span text:style-name="T33"> </text:span><text:span text:style-name="T39">class</text:span><text:span text:style-name="T26">=</text:span><text:span text:style-name="T36">"container mt-5"</text:span><text:span text:style-name="T26">&gt;</text:span></text:p>
      <text:p text:style-name="P31"><text:span text:style-name="T33"><text:s text:c="2"/></text:span><text:span text:style-name="T26">&lt;</text:span><text:span text:style-name="T29">form</text:span><text:span text:style-name="T33"> </text:span><text:span text:style-name="T39">class</text:span><text:span text:style-name="T26">=</text:span><text:span text:style-name="T36">"needs-validation"</text:span><text:span text:style-name="T33"> </text:span><text:span text:style-name="T29">novalidate</text:span><text:span text:style-name="T26">&gt;</text:span></text:p>
      <text:p text:style-name="P31"><text:span text:style-name="T33"><text:s text:c="4"/></text:span><text:span text:style-name="T26">&lt;</text:span><text:span text:style-name="T29">div</text:span><text:span text:style-name="T33"> </text:span><text:span text:style-name="T39">class</text:span><text:span text:style-name="T26">=</text:span><text:span text:style-name="T36">"row"</text:span><text:span text:style-name="T26">&gt;</text:span></text:p>
      <text:p text:style-name="P31"><text:span text:style-name="T33"><text:s text:c="6"/></text:span><text:span text:style-name="T26">&lt;</text:span><text:span text:style-name="T29">div</text:span><text:span text:style-name="T33"> </text:span><text:span text:style-name="T39">class</text:span><text:span text:style-name="T26">=</text:span><text:span text:style-name="T36">"col-md-6 mb-3"</text:span><text:span text:style-name="T26">&gt;</text:span></text:p>
      <text:p text:style-name="P31"><text:span text:style-name="T33"><text:s text:c="8"/></text:span><text:span text:style-name="T26">&lt;</text:span><text:span text:style-name="T29">label</text:span><text:span text:style-name="T33"> </text:span><text:span text:style-name="T39">for</text:span><text:span text:style-name="T26">=</text:span><text:span text:style-name="T36">"username"</text:span><text:span text:style-name="T33"> </text:span><text:span text:style-name="T39">class</text:span><text:span text:style-name="T26">=</text:span><text:span text:style-name="T36">"form-label"</text:span><text:span text:style-name="T26">&gt;</text:span><text:span text:style-name="T29">Nombre</text:span><text:span text:style-name="T33"> </text:span><text:span text:style-name="T29">de</text:span><text:span text:style-name="T33"> </text:span><text:span text:style-name="T29">usuario</text:span><text:span text:style-name="T26">&lt;</text:span><text:span text:style-name="T42">/label&gt;</text:span></text:p>
      <text:p text:style-name="P31"><text:span text:style-name="T33"><text:s text:c="8"/></text:span><text:span text:style-name="T26">&lt;</text:span><text:span text:style-name="T29">input</text:span><text:span text:style-name="T33"> </text:span><text:span text:style-name="T29">type</text:span><text:span text:style-name="T26">=</text:span><text:span text:style-name="T36">"text"</text:span><text:span text:style-name="T33"> </text:span><text:span text:style-name="T39">class</text:span><text:span text:style-name="T26">=</text:span><text:span text:style-name="T36">"form-control"</text:span><text:span text:style-name="T33"> </text:span><text:span text:style-name="T29">id</text:span><text:span text:style-name="T26">=</text:span><text:span text:style-name="T36">"username"</text:span><text:span text:style-name="T33"> </text:span><text:span text:style-name="T29">required</text:span><text:span text:style-name="T26">&gt;</text:span></text:p>
      <text:p text:style-name="P31"><text:span text:style-name="T33"><text:s text:c="8"/></text:span><text:span text:style-name="T26">&lt;</text:span><text:span text:style-name="T29">div</text:span><text:span text:style-name="T33"> </text:span><text:span text:style-name="T39">class</text:span><text:span text:style-name="T26">=</text:span><text:span text:style-name="T36">"invalid-feedback"</text:span><text:span text:style-name="T26">&gt;</text:span><text:span text:style-name="T29">Por</text:span><text:span text:style-name="T33"> </text:span><text:span text:style-name="T29">favor</text:span><text:span text:style-name="T33">, </text:span><text:span text:style-name="T29">introduce</text:span><text:span text:style-name="T33"> </text:span><text:span text:style-name="T29">un</text:span><text:span text:style-name="T33"> </text:span><text:span text:style-name="T29">nombre</text:span><text:span text:style-name="T33"> </text:span><text:span text:style-name="T29">de</text:span><text:span text:style-name="T33"> </text:span><text:span text:style-name="T29">usuario</text:span><text:span text:style-name="T33">.</text:span><text:span text:style-name="T26">&lt;</text:span><text:span text:style-name="T42">/div&gt;</text:span></text:p>
      <text:p text:style-name="P31"><text:span text:style-name="T33"><text:s text:c="6"/></text:span><text:span text:style-name="T26">&lt;</text:span><text:span text:style-name="T42">/div&gt;</text:span></text:p>
      <text:p text:style-name="P31"><text:span text:style-name="T33"><text:s text:c="6"/></text:span><text:span text:style-name="T26">&lt;</text:span><text:span text:style-name="T29">div</text:span><text:span text:style-name="T33"> </text:span><text:span text:style-name="T39">class</text:span><text:span text:style-name="T26">=</text:span><text:span text:style-name="T36">"col-md-6 mb-3"</text:span><text:span text:style-name="T26">&gt;</text:span></text:p>
      <text:p text:style-name="P31"><text:span text:style-name="T33"><text:s text:c="8"/></text:span><text:span text:style-name="T26">&lt;</text:span><text:span text:style-name="T29">label</text:span><text:span text:style-name="T33"> </text:span><text:span text:style-name="T39">for</text:span><text:span text:style-name="T26">=</text:span><text:span text:style-name="T36">"password"</text:span><text:span text:style-name="T33"> </text:span><text:span text:style-name="T39">class</text:span><text:span text:style-name="T26">=</text:span><text:span text:style-name="T36">"form-label"</text:span><text:span text:style-name="T26">&gt;</text:span><text:span text:style-name="T29">Contraseña</text:span><text:span text:style-name="T26">&lt;</text:span><text:span text:style-name="T42">/label&gt;</text:span></text:p>
      <text:p text:style-name="P31"><text:span text:style-name="T33"><text:s text:c="8"/></text:span><text:span text:style-name="T26">&lt;</text:span><text:span text:style-name="T29">input</text:span><text:span text:style-name="T33"> </text:span><text:span text:style-name="T29">type</text:span><text:span text:style-name="T26">=</text:span><text:span text:style-name="T36">"password"</text:span><text:span text:style-name="T33"> </text:span><text:span text:style-name="T39">class</text:span><text:span text:style-name="T26">=</text:span><text:span text:style-name="T36">"form-control"</text:span><text:span text:style-name="T33"> </text:span><text:span text:style-name="T29">id</text:span><text:span text:style-name="T26">=</text:span><text:span text:style-name="T36">"password"</text:span><text:span text:style-name="T33"> </text:span><text:span text:style-name="T29">minlength</text:span><text:span text:style-name="T26">=</text:span><text:span text:style-name="T36">"8"</text:span><text:span text:style-name="T33"> </text:span><text:span text:style-name="T29">required</text:span><text:span text:style-name="T26">&gt;</text:span></text:p>
      <text:p text:style-name="P31"><text:soft-page-break/><text:span text:style-name="T33"><text:s text:c="8"/></text:span><text:span text:style-name="T26">&lt;</text:span><text:span text:style-name="T29">div</text:span><text:span text:style-name="T33"> </text:span><text:span text:style-name="T39">class</text:span><text:span text:style-name="T26">=</text:span><text:span text:style-name="T36">"invalid-feedback"</text:span><text:span text:style-name="T26">&gt;</text:span><text:span text:style-name="T29">La</text:span><text:span text:style-name="T33"> </text:span><text:span text:style-name="T29">contraseña</text:span><text:span text:style-name="T33"> </text:span><text:span text:style-name="T29">debe</text:span><text:span text:style-name="T33"> </text:span><text:span text:style-name="T29">tener</text:span><text:span text:style-name="T33"> </text:span><text:span text:style-name="T29">al</text:span><text:span text:style-name="T33"> </text:span><text:span text:style-name="T29">menos</text:span><text:span text:style-name="T33"> </text:span><text:span text:style-name="T46">8</text:span><text:span text:style-name="T33"> </text:span><text:span text:style-name="T29">caracteres</text:span><text:span text:style-name="T33">.</text:span><text:span text:style-name="T26">&lt;</text:span><text:span text:style-name="T42">/div&gt;</text:span></text:p>
      <text:p text:style-name="P31"><text:span text:style-name="T33"><text:s text:c="6"/></text:span><text:span text:style-name="T26">&lt;</text:span><text:span text:style-name="T42">/div&gt;</text:span></text:p>
      <text:p text:style-name="P31"><text:span text:style-name="T33"><text:s text:c="4"/></text:span><text:span text:style-name="T26">&lt;</text:span><text:span text:style-name="T42">/div&gt;</text:span></text:p>
      <text:p text:style-name="P31"><text:span text:style-name="T33"><text:s text:c="4"/></text:span><text:span text:style-name="T26">&lt;</text:span><text:span text:style-name="T29">button</text:span><text:span text:style-name="T33"> </text:span><text:span text:style-name="T39">class</text:span><text:span text:style-name="T26">=</text:span><text:span text:style-name="T36">"btn btn-success"</text:span><text:span text:style-name="T33"> </text:span><text:span text:style-name="T29">type</text:span><text:span text:style-name="T26">=</text:span><text:span text:style-name="T36">"submit"</text:span><text:span text:style-name="T26">&gt;</text:span><text:span text:style-name="T29">Registrar</text:span><text:span text:style-name="T26">&lt;</text:span><text:span text:style-name="T42">/button&gt;</text:span></text:p>
      <text:p text:style-name="P31"><text:span text:style-name="T33"><text:s text:c="2"/></text:span><text:span text:style-name="T26">&lt;</text:span><text:span text:style-name="T42">/form&gt;</text:span></text:p>
      <text:p text:style-name="P31"><text:span text:style-name="T26">&lt;</text:span><text:span text:style-name="T42">/div&gt;</text:span></text:p>
      <text:p text:style-name="P15"><text:span text:style-name="T6">Estilos aplicados por Bootstrap:</text:span></text:p>
      <text:list xml:id="list1662924492" text:style-name="WWNum10">
        <text:list-item>
          <text:p text:style-name="P24"><text:span text:style-name="T7">is-valid: Bordes y feedback en color verde para campos válidos.</text:span></text:p>
        </text:list-item>
        <text:list-item>
          <text:p text:style-name="P25"><text:span text:style-name="T7">is-invalid: Bordes y feedback en color rojo para campos inválidos.</text:span></text:p>
        </text:list-item>
      </text:list>
      <text:p text:style-name="P20"><text:span text:style-name="T7"/></text:p>
      <text:h text:style-name="P16" text:outline-level="3"><text:span text:style-name="T6">Notas importantes:</text:span></text:h>
      <text:list xml:id="list2107230150" text:style-name="WWNum11">
        <text:list-item>
          <text:p text:style-name="P26"><text:span text:style-name="T6">Clases necesarias:</text:span><text:span text:style-name="T7"> </text:span></text:p>
          <text:list>
            <text:list-item>
              <text:p text:style-name="P28"><text:span text:style-name="T7">Usa needs-validation en el formulario para identificarlo como parte de la validación.</text:span></text:p>
            </text:list-item>
            <text:list-item>
              <text:p text:style-name="P28"><text:span text:style-name="T7">Los campos deben tener atributos HTML como required, type, o minlength para definir las reglas.</text:span></text:p>
            </text:list-item>
          </text:list>
        </text:list-item>
        <text:list-item>
          <text:p text:style-name="P28"><text:span text:style-name="T6">Mensajes personalizados:</text:span><text:span text:style-name="T7"> </text:span></text:p>
          <text:list>
            <text:list-item>
              <text:p text:style-name="P28"><text:span text:style-name="T7">Usa valid-feedback para mensajes en campos válidos.</text:span></text:p>
            </text:list-item>
            <text:list-item>
              <text:p text:style-name="P28"><text:span text:style-name="T7">Usa invalid-feedback para mensajes en campos inválidos.</text:span></text:p>
            </text:list-item>
          </text:list>
        </text:list-item>
        <text:list-item>
          <text:p text:style-name="P27"><text:span text:style-name="T6">Evento submit:</text:span><text:span text:style-name="T7"> La clase was-validated debe añadirse tras verificar la validez con checkValidity().</text:span><text:bookmark text:name="_GoBack"/></text:p>
        </text:list-item>
      </text:list>
      <text:p text:style-name="Standard"/>
      <text:p text:style-name="Standard"/>
      <text:p text:style-name="P41"><text:span text:style-name="T55">Recordatorio método </text:span><text:span text:style-name="Source_20_Text"><text:span text:style-name="T55">checkValidity()</text:span></text:span></text:p>
      <text:p text:style-name="Text_20_body"><text:span text:style-name="T49">El método </text:span><text:span text:style-name="Source_20_Text"><text:span text:style-name="T49">checkValidity()</text:span></text:span><text:span text:style-name="T49"> es una función incorporada en JavaScript que pertenece al objeto HTMLFormElement y a elementos individuales de formulario (como </text:span><text:span text:style-name="Source_20_Text"><text:span text:style-name="T49">&lt;input&gt;</text:span></text:span><text:span text:style-name="T49">, </text:span><text:span text:style-name="Source_20_Text"><text:span text:style-name="T49">&lt;textarea&gt;</text:span></text:span><text:span text:style-name="T49">, etc.). Se utiliza para comprobar si un formulario o un campo específico cumple con las reglas de validación definidas en el HTML, como </text:span><text:span text:style-name="Source_20_Text"><text:span text:style-name="T49">required</text:span></text:span><text:span text:style-name="T49">, </text:span><text:span text:style-name="Source_20_Text"><text:span text:style-name="T49">pattern</text:span></text:span><text:span text:style-name="T49">, </text:span><text:span text:style-name="Source_20_Text"><text:span text:style-name="T49">min</text:span></text:span><text:span text:style-name="T49">, </text:span><text:span text:style-name="Source_20_Text"><text:span text:style-name="T49">max</text:span></text:span><text:span text:style-name="T49">, </text:span><text:span text:style-name="Source_20_Text"><text:span text:style-name="T49">maxlength</text:span></text:span><text:span text:style-name="T49">, entre otros.</text:span></text:p>
      <text:p text:style-name="Text_20_body"><text:span text:style-name="T49">Si todos los campos del formulario (o el campo específico) son válidos, </text:span><text:span text:style-name="Source_20_Text"><text:span text:style-name="T49">checkValidity()</text:span></text:span><text:span text:style-name="T49"> devuelve </text:span><text:span text:style-name="Strong_20_Emphasis"><text:span text:style-name="Source_20_Text"><text:span text:style-name="T49">true</text:span></text:span></text:span><text:span text:style-name="T49">; de lo contrario, devuelve </text:span><text:span text:style-name="Strong_20_Emphasis"><text:span text:style-name="Source_20_Text"><text:span text:style-name="T49">false</text:span></text:span></text:span><text:span text:style-name="T49"> y puede activar la visualización de mensajes de error.</text:span></text:p>
      <text:h text:style-name="Heading_20_3" text:outline-level="3"><text:span text:style-name="T49">Uso del método </text:span><text:span text:style-name="Source_20_Text"><text:span text:style-name="T49">checkValidity()</text:span></text:span></text:h>
      <text:list xml:id="list2337582630" text:style-name="L1">
        <text:list-item>
          <text:p text:style-name="P35"><text:span text:style-name="Strong_20_Emphasis"><text:span text:style-name="T49">En un formulario completo:</text:span></text:span><text:span text:style-name="T49"><text:line-break/>Verifica la validez de todos los elementos del formulario.</text:span></text:p>
        </text:list-item>
        <text:list-item>
          <text:p text:style-name="P35"><text:soft-page-break/><text:span text:style-name="Strong_20_Emphasis"><text:span text:style-name="T49">En un campo específico:</text:span></text:span><text:span text:style-name="T49"><text:line-break/>Comprueba si un solo campo cumple con sus reglas de validación.</text:span></text:p>
        </text:list-item>
      </text:list>
      <text:h text:style-name="P1" text:outline-level="3">Ejemplo básico</text:h>
      <text:h text:style-name="P2" text:outline-level="4">Validar un solo campo:</text:h>
      <text:p text:style-name="P4"><text:span text:style-name="Source_20_Text"><text:span text:style-name="T27">&lt;</text:span></text:span><text:span text:style-name="Source_20_Text"><text:span text:style-name="T30">form</text:span></text:span><text:span text:style-name="Source_20_Text"><text:span text:style-name="T27">&gt;</text:span></text:span></text:p>
      <text:p text:style-name="P4"><text:span text:style-name="Source_20_Text"><text:span text:style-name="T34"><text:s text:c="2"/></text:span></text:span><text:span text:style-name="Source_20_Text"><text:span text:style-name="T27">&lt;</text:span></text:span><text:span text:style-name="Source_20_Text"><text:span text:style-name="T30">label</text:span></text:span><text:span text:style-name="Source_20_Text"><text:span text:style-name="T34"> </text:span></text:span><text:span text:style-name="Source_20_Text"><text:span text:style-name="T40">for</text:span></text:span><text:span text:style-name="Source_20_Text"><text:span text:style-name="T27">=</text:span></text:span><text:span text:style-name="Source_20_Text"><text:span text:style-name="T37">"email"</text:span></text:span><text:span text:style-name="Source_20_Text"><text:span text:style-name="T27">&gt;</text:span></text:span><text:span text:style-name="Source_20_Text"><text:span text:style-name="T30">Correo</text:span></text:span><text:span text:style-name="Source_20_Text"><text:span text:style-name="T34"> </text:span></text:span><text:span text:style-name="Source_20_Text"><text:span text:style-name="T30">electrónico</text:span></text:span><text:span text:style-name="Source_20_Text"><text:span text:style-name="T27">:&lt;</text:span></text:span><text:span text:style-name="Source_20_Text"><text:span text:style-name="T43">/label&gt;</text:span></text:span></text:p>
      <text:p text:style-name="P4"><text:span text:style-name="Source_20_Text"><text:span text:style-name="T34"><text:s text:c="2"/></text:span></text:span><text:span text:style-name="Source_20_Text"><text:span text:style-name="T27">&lt;</text:span></text:span><text:span text:style-name="Source_20_Text"><text:span text:style-name="T30">input</text:span></text:span><text:span text:style-name="Source_20_Text"><text:span text:style-name="T34"> </text:span></text:span><text:span text:style-name="Source_20_Text"><text:span text:style-name="T30">type</text:span></text:span><text:span text:style-name="Source_20_Text"><text:span text:style-name="T27">=</text:span></text:span><text:span text:style-name="Source_20_Text"><text:span text:style-name="T37">"email"</text:span></text:span><text:span text:style-name="Source_20_Text"><text:span text:style-name="T34"> </text:span></text:span><text:span text:style-name="Source_20_Text"><text:span text:style-name="T30">id</text:span></text:span><text:span text:style-name="Source_20_Text"><text:span text:style-name="T27">=</text:span></text:span><text:span text:style-name="Source_20_Text"><text:span text:style-name="T37">"email"</text:span></text:span><text:span text:style-name="Source_20_Text"><text:span text:style-name="T34"> </text:span></text:span><text:span text:style-name="Source_20_Text"><text:span text:style-name="T30">required</text:span></text:span><text:span text:style-name="Source_20_Text"><text:span text:style-name="T27">&gt;</text:span></text:span></text:p>
      <text:p text:style-name="P4"><text:span text:style-name="Source_20_Text"><text:span text:style-name="T34"><text:s text:c="2"/></text:span></text:span><text:span text:style-name="Source_20_Text"><text:span text:style-name="T27">&lt;</text:span></text:span><text:span text:style-name="Source_20_Text"><text:span text:style-name="T30">button</text:span></text:span><text:span text:style-name="Source_20_Text"><text:span text:style-name="T34"> </text:span></text:span><text:span text:style-name="Source_20_Text"><text:span text:style-name="T30">type</text:span></text:span><text:span text:style-name="Source_20_Text"><text:span text:style-name="T27">=</text:span></text:span><text:span text:style-name="Source_20_Text"><text:span text:style-name="T37">"button"</text:span></text:span><text:span text:style-name="Source_20_Text"><text:span text:style-name="T34"> </text:span></text:span><text:span text:style-name="Source_20_Text"><text:span text:style-name="T30">onclick</text:span></text:span><text:span text:style-name="Source_20_Text"><text:span text:style-name="T27">=</text:span></text:span><text:span text:style-name="Source_20_Text"><text:span text:style-name="T37">"validarCampo()"</text:span></text:span><text:span text:style-name="Source_20_Text"><text:span text:style-name="T27">&gt;</text:span></text:span><text:span text:style-name="Source_20_Text"><text:span text:style-name="T30">Validar</text:span></text:span><text:span text:style-name="Source_20_Text"><text:span text:style-name="T27">&lt;</text:span></text:span><text:span text:style-name="Source_20_Text"><text:span text:style-name="T43">/button&gt;</text:span></text:span></text:p>
      <text:p text:style-name="P4"><text:span text:style-name="Source_20_Text"><text:span text:style-name="T27">&lt;</text:span></text:span><text:span text:style-name="Source_20_Text"><text:span text:style-name="T43">/form&gt;</text:span></text:span></text:p>
      <text:p text:style-name="P6"/>
      <text:p text:style-name="P4"><text:span text:style-name="Source_20_Text"><text:span text:style-name="T27">&lt;</text:span></text:span><text:span text:style-name="Source_20_Text"><text:span text:style-name="T30">script</text:span></text:span><text:span text:style-name="Source_20_Text"><text:span text:style-name="T27">&gt;</text:span></text:span></text:p>
      <text:p text:style-name="P4"><text:span text:style-name="Source_20_Text"><text:span text:style-name="T34"><text:s text:c="2"/></text:span></text:span><text:span text:style-name="Source_20_Text"><text:span text:style-name="T40">function</text:span></text:span><text:span text:style-name="Source_20_Text"><text:span text:style-name="T34"> </text:span></text:span><text:span text:style-name="Source_20_Text"><text:span text:style-name="T30">validarCampo</text:span></text:span><text:span text:style-name="Source_20_Text"><text:span text:style-name="T34">() {</text:span></text:span></text:p>
      <text:p text:style-name="P4"><text:span text:style-name="Source_20_Text"><text:span text:style-name="T34"><text:s text:c="4"/></text:span></text:span><text:span text:style-name="Source_20_Text"><text:span text:style-name="T40">const</text:span></text:span><text:span text:style-name="Source_20_Text"><text:span text:style-name="T34"> </text:span></text:span><text:span text:style-name="Source_20_Text"><text:span text:style-name="T30">campo</text:span></text:span><text:span text:style-name="Source_20_Text"><text:span text:style-name="T34"> </text:span></text:span><text:span text:style-name="Source_20_Text"><text:span text:style-name="T27">=</text:span></text:span><text:span text:style-name="Source_20_Text"><text:span text:style-name="T34"> document.</text:span></text:span><text:span text:style-name="Source_20_Text"><text:span text:style-name="T30">getElementById</text:span></text:span><text:span text:style-name="Source_20_Text"><text:span text:style-name="T34">(</text:span></text:span><text:span text:style-name="Source_20_Text"><text:span text:style-name="T37">"email"</text:span></text:span><text:span text:style-name="Source_20_Text"><text:span text:style-name="T34">);</text:span></text:span></text:p>
      <text:p text:style-name="P4"><text:span text:style-name="Source_20_Text"><text:span text:style-name="T34"><text:s text:c="4"/></text:span></text:span><text:span text:style-name="Source_20_Text"><text:span text:style-name="T40">if</text:span></text:span><text:span text:style-name="Source_20_Text"><text:span text:style-name="T34"> (</text:span></text:span><text:span text:style-name="Source_20_Text"><text:span text:style-name="T30">campo</text:span></text:span><text:span text:style-name="Source_20_Text"><text:span text:style-name="T34">.</text:span></text:span><text:span text:style-name="Source_20_Text"><text:span text:style-name="T30">checkValidity</text:span></text:span><text:span text:style-name="Source_20_Text"><text:span text:style-name="T34">()) {</text:span></text:span></text:p>
      <text:p text:style-name="P4"><text:span text:style-name="Source_20_Text"><text:span text:style-name="T34"><text:s text:c="6"/></text:span></text:span><text:span text:style-name="Source_20_Text"><text:span text:style-name="T30">alert</text:span></text:span><text:span text:style-name="Source_20_Text"><text:span text:style-name="T34">(</text:span></text:span><text:span text:style-name="Source_20_Text"><text:span text:style-name="T37">"El campo es válido."</text:span></text:span><text:span text:style-name="Source_20_Text"><text:span text:style-name="T34">);</text:span></text:span></text:p>
      <text:p text:style-name="P4"><text:span text:style-name="Source_20_Text"><text:span text:style-name="T34"><text:s text:c="4"/>} </text:span></text:span><text:span text:style-name="Source_20_Text"><text:span text:style-name="T40">else</text:span></text:span><text:span text:style-name="Source_20_Text"><text:span text:style-name="T34"> {</text:span></text:span></text:p>
      <text:p text:style-name="P4"><text:span text:style-name="Source_20_Text"><text:span text:style-name="T34"><text:s text:c="6"/></text:span></text:span><text:span text:style-name="Source_20_Text"><text:span text:style-name="T30">alert</text:span></text:span><text:span text:style-name="Source_20_Text"><text:span text:style-name="T34">(</text:span></text:span><text:span text:style-name="Source_20_Text"><text:span text:style-name="T37">"El campo no es válido."</text:span></text:span><text:span text:style-name="Source_20_Text"><text:span text:style-name="T34">);</text:span></text:span></text:p>
      <text:p text:style-name="P4"><text:span text:style-name="Source_20_Text"><text:span text:style-name="T34"><text:s text:c="4"/>}</text:span></text:span></text:p>
      <text:p text:style-name="P4"><text:span text:style-name="Source_20_Text"><text:span text:style-name="T34"><text:s text:c="2"/>}</text:span></text:span></text:p>
      <text:p text:style-name="P5"><text:span text:style-name="Source_20_Text"><text:span text:style-name="T27">&lt;</text:span></text:span><text:span text:style-name="Source_20_Text"><text:span text:style-name="T43">/script&gt;</text:span></text:span></text:p>
      <text:p text:style-name="Text_20_body"><text:span text:style-name="Strong_20_Emphasis"><text:span text:style-name="T49">Explicación:</text:span></text:span></text:p>
      <text:list xml:id="list915171461" text:style-name="L2">
        <text:list-item>
          <text:p text:style-name="P36"><text:span text:style-name="T49">Si el campo está vacío o el texto ingresado no tiene formato de email, </text:span><text:span text:style-name="Source_20_Text"><text:span text:style-name="T49">checkValidity()</text:span></text:span><text:span text:style-name="T49"> devolverá </text:span><text:span text:style-name="Source_20_Text"><text:span text:style-name="T49">false</text:span></text:span><text:span text:style-name="T49"> y mostrará un mensaje de error. </text:span></text:p>
        </text:list-item>
      </text:list>
      <text:h text:style-name="P2" text:outline-level="4"/>
      <text:h text:style-name="P2" text:outline-level="4">Validar un formulario completo:</text:h>
      <text:p text:style-name="P4"><text:span text:style-name="Source_20_Text"><text:span text:style-name="T27">&lt;</text:span></text:span><text:span text:style-name="Source_20_Text"><text:span text:style-name="T30">form</text:span></text:span><text:span text:style-name="Source_20_Text"><text:span text:style-name="T34"> </text:span></text:span><text:span text:style-name="Source_20_Text"><text:span text:style-name="T30">id</text:span></text:span><text:span text:style-name="Source_20_Text"><text:span text:style-name="T27">=</text:span></text:span><text:span text:style-name="Source_20_Text"><text:span text:style-name="T37">"myForm"</text:span></text:span><text:span text:style-name="Source_20_Text"><text:span text:style-name="T27">&gt;</text:span></text:span></text:p>
      <text:p text:style-name="P4"><text:span text:style-name="Source_20_Text"><text:span text:style-name="T34"><text:s text:c="2"/></text:span></text:span><text:span text:style-name="Source_20_Text"><text:span text:style-name="T27">&lt;</text:span></text:span><text:span text:style-name="Source_20_Text"><text:span text:style-name="T30">label</text:span></text:span><text:span text:style-name="Source_20_Text"><text:span text:style-name="T34"> </text:span></text:span><text:span text:style-name="Source_20_Text"><text:span text:style-name="T40">for</text:span></text:span><text:span text:style-name="Source_20_Text"><text:span text:style-name="T27">=</text:span></text:span><text:span text:style-name="Source_20_Text"><text:span text:style-name="T37">"name"</text:span></text:span><text:span text:style-name="Source_20_Text"><text:span text:style-name="T27">&gt;</text:span></text:span><text:span text:style-name="Source_20_Text"><text:span text:style-name="T30">Nombre</text:span></text:span><text:span text:style-name="Source_20_Text"><text:span text:style-name="T27">:&lt;</text:span></text:span><text:span text:style-name="Source_20_Text"><text:span text:style-name="T43">/label&gt;</text:span></text:span></text:p>
      <text:p text:style-name="P4"><text:span text:style-name="Source_20_Text"><text:span text:style-name="T34"><text:s text:c="2"/></text:span></text:span><text:span text:style-name="Source_20_Text"><text:span text:style-name="T27">&lt;</text:span></text:span><text:span text:style-name="Source_20_Text"><text:span text:style-name="T30">input</text:span></text:span><text:span text:style-name="Source_20_Text"><text:span text:style-name="T34"> </text:span></text:span><text:span text:style-name="Source_20_Text"><text:span text:style-name="T30">type</text:span></text:span><text:span text:style-name="Source_20_Text"><text:span text:style-name="T27">=</text:span></text:span><text:span text:style-name="Source_20_Text"><text:span text:style-name="T37">"text"</text:span></text:span><text:span text:style-name="Source_20_Text"><text:span text:style-name="T34"> </text:span></text:span><text:span text:style-name="Source_20_Text"><text:span text:style-name="T30">id</text:span></text:span><text:span text:style-name="Source_20_Text"><text:span text:style-name="T27">=</text:span></text:span><text:span text:style-name="Source_20_Text"><text:span text:style-name="T37">"name"</text:span></text:span><text:span text:style-name="Source_20_Text"><text:span text:style-name="T34"> </text:span></text:span><text:span text:style-name="Source_20_Text"><text:span text:style-name="T30">required</text:span></text:span><text:span text:style-name="Source_20_Text"><text:span text:style-name="T27">&gt;</text:span></text:span></text:p>
      <text:p text:style-name="P4"><text:span text:style-name="Source_20_Text"><text:span text:style-name="T34"><text:s text:c="2"/></text:span></text:span></text:p>
      <text:p text:style-name="P4"><text:span text:style-name="Source_20_Text"><text:span text:style-name="T34"><text:s text:c="2"/></text:span></text:span><text:span text:style-name="Source_20_Text"><text:span text:style-name="T27">&lt;</text:span></text:span><text:span text:style-name="Source_20_Text"><text:span text:style-name="T30">label</text:span></text:span><text:span text:style-name="Source_20_Text"><text:span text:style-name="T34"> </text:span></text:span><text:span text:style-name="Source_20_Text"><text:span text:style-name="T40">for</text:span></text:span><text:span text:style-name="Source_20_Text"><text:span text:style-name="T27">=</text:span></text:span><text:span text:style-name="Source_20_Text"><text:span text:style-name="T37">"email"</text:span></text:span><text:span text:style-name="Source_20_Text"><text:span text:style-name="T27">&gt;</text:span></text:span><text:span text:style-name="Source_20_Text"><text:span text:style-name="T30">Correo</text:span></text:span><text:span text:style-name="Source_20_Text"><text:span text:style-name="T34"> </text:span></text:span><text:span text:style-name="Source_20_Text"><text:span text:style-name="T30">electrónico</text:span></text:span><text:span text:style-name="Source_20_Text"><text:span text:style-name="T27">:&lt;</text:span></text:span><text:span text:style-name="Source_20_Text"><text:span text:style-name="T43">/label&gt;</text:span></text:span></text:p>
      <text:p text:style-name="P4"><text:span text:style-name="Source_20_Text"><text:span text:style-name="T34"><text:s text:c="2"/></text:span></text:span><text:span text:style-name="Source_20_Text"><text:span text:style-name="T27">&lt;</text:span></text:span><text:span text:style-name="Source_20_Text"><text:span text:style-name="T30">input</text:span></text:span><text:span text:style-name="Source_20_Text"><text:span text:style-name="T34"> </text:span></text:span><text:span text:style-name="Source_20_Text"><text:span text:style-name="T30">type</text:span></text:span><text:span text:style-name="Source_20_Text"><text:span text:style-name="T27">=</text:span></text:span><text:span text:style-name="Source_20_Text"><text:span text:style-name="T37">"email"</text:span></text:span><text:span text:style-name="Source_20_Text"><text:span text:style-name="T34"> </text:span></text:span><text:span text:style-name="Source_20_Text"><text:span text:style-name="T30">id</text:span></text:span><text:span text:style-name="Source_20_Text"><text:span text:style-name="T27">=</text:span></text:span><text:span text:style-name="Source_20_Text"><text:span text:style-name="T37">"email"</text:span></text:span><text:span text:style-name="Source_20_Text"><text:span text:style-name="T34"> </text:span></text:span><text:span text:style-name="Source_20_Text"><text:span text:style-name="T30">required</text:span></text:span><text:span text:style-name="Source_20_Text"><text:span text:style-name="T27">&gt;</text:span></text:span></text:p>
      <text:p text:style-name="P4"><text:span text:style-name="Source_20_Text"><text:span text:style-name="T34"><text:s text:c="2"/></text:span></text:span></text:p>
      <text:p text:style-name="P4"><text:span text:style-name="Source_20_Text"><text:span text:style-name="T34"><text:s text:c="2"/></text:span></text:span><text:span text:style-name="Source_20_Text"><text:span text:style-name="T27">&lt;</text:span></text:span><text:span text:style-name="Source_20_Text"><text:span text:style-name="T30">button</text:span></text:span><text:span text:style-name="Source_20_Text"><text:span text:style-name="T34"> </text:span></text:span><text:span text:style-name="Source_20_Text"><text:span text:style-name="T30">type</text:span></text:span><text:span text:style-name="Source_20_Text"><text:span text:style-name="T27">=</text:span></text:span><text:span text:style-name="Source_20_Text"><text:span text:style-name="T37">"submit"</text:span></text:span><text:span text:style-name="Source_20_Text"><text:span text:style-name="T27">&gt;</text:span></text:span><text:span text:style-name="Source_20_Text"><text:span text:style-name="T30">Enviar</text:span></text:span><text:span text:style-name="Source_20_Text"><text:span text:style-name="T27">&lt;</text:span></text:span><text:span text:style-name="Source_20_Text"><text:span text:style-name="T43">/button&gt;</text:span></text:span></text:p>
      <text:p text:style-name="P4"><text:span text:style-name="Source_20_Text"><text:span text:style-name="T27">&lt;</text:span></text:span><text:span text:style-name="Source_20_Text"><text:span text:style-name="T43">/form&gt;</text:span></text:span></text:p>
      <text:p text:style-name="P6"/>
      <text:p text:style-name="P4"><text:span text:style-name="Source_20_Text"><text:span text:style-name="T27">&lt;</text:span></text:span><text:span text:style-name="Source_20_Text"><text:span text:style-name="T30">script</text:span></text:span><text:span text:style-name="Source_20_Text"><text:span text:style-name="T27">&gt;</text:span></text:span></text:p>
      <text:p text:style-name="P4"><text:span text:style-name="Source_20_Text"><text:span text:style-name="T34"><text:s text:c="2"/></text:span></text:span><text:span text:style-name="Source_20_Text"><text:span text:style-name="T40">const</text:span></text:span><text:span text:style-name="Source_20_Text"><text:span text:style-name="T34"> </text:span></text:span><text:span text:style-name="Source_20_Text"><text:span text:style-name="T30">formulario</text:span></text:span><text:span text:style-name="Source_20_Text"><text:span text:style-name="T34"> </text:span></text:span><text:span text:style-name="Source_20_Text"><text:span text:style-name="T27">=</text:span></text:span><text:span text:style-name="Source_20_Text"><text:span text:style-name="T34"> document.</text:span></text:span><text:span text:style-name="Source_20_Text"><text:span text:style-name="T30">getElementById</text:span></text:span><text:span text:style-name="Source_20_Text"><text:span text:style-name="T34">(</text:span></text:span><text:span text:style-name="Source_20_Text"><text:span text:style-name="T37">"myForm"</text:span></text:span><text:span text:style-name="Source_20_Text"><text:span text:style-name="T34">);</text:span></text:span></text:p>
      <text:p text:style-name="P6"/>
      <text:p text:style-name="P4"><text:span text:style-name="Source_20_Text"><text:span text:style-name="T34"><text:s text:c="2"/></text:span></text:span><text:span text:style-name="Source_20_Text"><text:span text:style-name="T30">formulario</text:span></text:span><text:span text:style-name="Source_20_Text"><text:span text:style-name="T34">.</text:span></text:span><text:span text:style-name="Source_20_Text"><text:span text:style-name="T30">addEventListener</text:span></text:span><text:span text:style-name="Source_20_Text"><text:span text:style-name="T34">(</text:span></text:span><text:span text:style-name="Source_20_Text"><text:span text:style-name="T37">"submit"</text:span></text:span><text:span text:style-name="Source_20_Text"><text:span text:style-name="T34">, </text:span></text:span><text:span text:style-name="Source_20_Text"><text:span text:style-name="T40">function</text:span></text:span><text:span text:style-name="Source_20_Text"><text:span text:style-name="T34"> (</text:span></text:span><text:span text:style-name="Source_20_Text"><text:span text:style-name="T30">event</text:span></text:span><text:span text:style-name="Source_20_Text"><text:span text:style-name="T34">) {</text:span></text:span></text:p>
      <text:p text:style-name="P4"><text:span text:style-name="Source_20_Text"><text:span text:style-name="T34"><text:s text:c="4"/></text:span></text:span><text:span text:style-name="Source_20_Text"><text:span text:style-name="T40">if</text:span></text:span><text:span text:style-name="Source_20_Text"><text:span text:style-name="T34"> (</text:span></text:span><text:span text:style-name="Source_20_Text"><text:span text:style-name="T27">!</text:span></text:span><text:span text:style-name="Source_20_Text"><text:span text:style-name="T30">formulario</text:span></text:span><text:span text:style-name="Source_20_Text"><text:span text:style-name="T34">.</text:span></text:span><text:span text:style-name="Source_20_Text"><text:span text:style-name="T30">checkValidity</text:span></text:span><text:span text:style-name="Source_20_Text"><text:span text:style-name="T34">()) {</text:span></text:span></text:p>
      <text:p text:style-name="P4"><text:soft-page-break/><text:span text:style-name="Source_20_Text"><text:span text:style-name="T34"><text:s text:c="6"/></text:span></text:span><text:span text:style-name="Source_20_Text"><text:span text:style-name="T30">event</text:span></text:span><text:span text:style-name="Source_20_Text"><text:span text:style-name="T34">.</text:span></text:span><text:span text:style-name="Source_20_Text"><text:span text:style-name="T30">preventDefault</text:span></text:span><text:span text:style-name="Source_20_Text"><text:span text:style-name="T34">(); </text:span></text:span><text:span text:style-name="Source_20_Text"><text:span text:style-name="T45">// Detener el envío</text:span></text:span></text:p>
      <text:p text:style-name="P4"><text:span text:style-name="Source_20_Text"><text:span text:style-name="T34"><text:s text:c="6"/></text:span></text:span><text:span text:style-name="Source_20_Text"><text:span text:style-name="T30">alert</text:span></text:span><text:span text:style-name="Source_20_Text"><text:span text:style-name="T34">(</text:span></text:span><text:span text:style-name="Source_20_Text"><text:span text:style-name="T37">"El formulario contiene errores."</text:span></text:span><text:span text:style-name="Source_20_Text"><text:span text:style-name="T34">);</text:span></text:span></text:p>
      <text:p text:style-name="P4"><text:span text:style-name="Source_20_Text"><text:span text:style-name="T34"><text:s text:c="4"/>} </text:span></text:span><text:span text:style-name="Source_20_Text"><text:span text:style-name="T40">else</text:span></text:span><text:span text:style-name="Source_20_Text"><text:span text:style-name="T34"> {</text:span></text:span></text:p>
      <text:p text:style-name="P4"><text:span text:style-name="Source_20_Text"><text:span text:style-name="T34"><text:s text:c="6"/></text:span></text:span><text:span text:style-name="Source_20_Text"><text:span text:style-name="T30">alert</text:span></text:span><text:span text:style-name="Source_20_Text"><text:span text:style-name="T34">(</text:span></text:span><text:span text:style-name="Source_20_Text"><text:span text:style-name="T37">"El formulario es válido."</text:span></text:span><text:span text:style-name="Source_20_Text"><text:span text:style-name="T34">);</text:span></text:span></text:p>
      <text:p text:style-name="P4"><text:span text:style-name="Source_20_Text"><text:span text:style-name="T34"><text:s text:c="4"/>}</text:span></text:span></text:p>
      <text:p text:style-name="P4"><text:span text:style-name="Source_20_Text"><text:span text:style-name="T34"><text:s text:c="2"/>});</text:span></text:span></text:p>
      <text:p text:style-name="P5"><text:span text:style-name="Source_20_Text"><text:span text:style-name="T27">&lt;</text:span></text:span><text:span text:style-name="Source_20_Text"><text:span text:style-name="T43">/script&gt;</text:span></text:span></text:p>
      <text:p text:style-name="Text_20_body"><text:span text:style-name="Strong_20_Emphasis"><text:span text:style-name="T49">Explicación:</text:span></text:span></text:p>
      <text:list xml:id="list1170340209" text:style-name="L3">
        <text:list-item>
          <text:p text:style-name="P37"><text:span text:style-name="Source_20_Text"><text:span text:style-name="T49">checkValidity()</text:span></text:span><text:span text:style-name="T49"> verifica todos los campos del formulario. Si alguno no es válido, el formulario no se enviará. </text:span></text:p>
        </text:list-item>
      </text:list>
      <text:h text:style-name="Heading_20_3" text:outline-level="3"><text:span text:style-name="T49">Mensajes de error personalizados con </text:span><text:span text:style-name="Source_20_Text"><text:span text:style-name="T49">reportValidity()</text:span></text:span></text:h>
      <text:p text:style-name="Text_20_body"><text:span text:style-name="T49">El método </text:span><text:span text:style-name="Source_20_Text"><text:span text:style-name="T49">reportValidity()</text:span></text:span><text:span text:style-name="T49"> es similar a </text:span><text:span text:style-name="Source_20_Text"><text:span text:style-name="T49">checkValidity()</text:span></text:span><text:span text:style-name="T49"> pero, además, muestra mensajes de error nativos del navegador.</text:span></text:p>
      <text:p text:style-name="P4"><text:span text:style-name="Source_20_Text"><text:span text:style-name="T27">&lt;</text:span></text:span><text:span text:style-name="Source_20_Text"><text:span text:style-name="T30">form</text:span></text:span><text:span text:style-name="Source_20_Text"><text:span text:style-name="T27">&gt;</text:span></text:span></text:p>
      <text:p text:style-name="P4"><text:span text:style-name="Source_20_Text"><text:span text:style-name="T34"><text:s text:c="2"/></text:span></text:span><text:span text:style-name="Source_20_Text"><text:span text:style-name="T27">&lt;</text:span></text:span><text:span text:style-name="Source_20_Text"><text:span text:style-name="T30">label</text:span></text:span><text:span text:style-name="Source_20_Text"><text:span text:style-name="T34"> </text:span></text:span><text:span text:style-name="Source_20_Text"><text:span text:style-name="T40">for</text:span></text:span><text:span text:style-name="Source_20_Text"><text:span text:style-name="T27">=</text:span></text:span><text:span text:style-name="Source_20_Text"><text:span text:style-name="T37">"phone"</text:span></text:span><text:span text:style-name="Source_20_Text"><text:span text:style-name="T27">&gt;</text:span></text:span><text:span text:style-name="Source_20_Text"><text:span text:style-name="T30">Teléfono</text:span></text:span><text:span text:style-name="Source_20_Text"><text:span text:style-name="T34"> (</text:span></text:span><text:span text:style-name="Source_20_Text"><text:span text:style-name="T47">10</text:span></text:span><text:span text:style-name="Source_20_Text"><text:span text:style-name="T34"> </text:span></text:span><text:span text:style-name="Source_20_Text"><text:span text:style-name="T30">dígitos</text:span></text:span><text:span text:style-name="Source_20_Text"><text:span text:style-name="T34">)</text:span></text:span><text:span text:style-name="Source_20_Text"><text:span text:style-name="T27">:&lt;</text:span></text:span><text:span text:style-name="Source_20_Text"><text:span text:style-name="T43">/label&gt;</text:span></text:span></text:p>
      <text:p text:style-name="P4"><text:span text:style-name="Source_20_Text"><text:span text:style-name="T34"><text:s text:c="2"/></text:span></text:span><text:span text:style-name="Source_20_Text"><text:span text:style-name="T27">&lt;</text:span></text:span><text:span text:style-name="Source_20_Text"><text:span text:style-name="T30">input</text:span></text:span><text:span text:style-name="Source_20_Text"><text:span text:style-name="T34"> </text:span></text:span><text:span text:style-name="Source_20_Text"><text:span text:style-name="T30">type</text:span></text:span><text:span text:style-name="Source_20_Text"><text:span text:style-name="T27">=</text:span></text:span><text:span text:style-name="Source_20_Text"><text:span text:style-name="T37">"text"</text:span></text:span><text:span text:style-name="Source_20_Text"><text:span text:style-name="T34"> </text:span></text:span><text:span text:style-name="Source_20_Text"><text:span text:style-name="T30">id</text:span></text:span><text:span text:style-name="Source_20_Text"><text:span text:style-name="T27">=</text:span></text:span><text:span text:style-name="Source_20_Text"><text:span text:style-name="T37">"phone"</text:span></text:span><text:span text:style-name="Source_20_Text"><text:span text:style-name="T34"> </text:span></text:span><text:span text:style-name="Source_20_Text"><text:span text:style-name="T30">pattern</text:span></text:span><text:span text:style-name="Source_20_Text"><text:span text:style-name="T27">=</text:span></text:span><text:span text:style-name="Source_20_Text"><text:span text:style-name="T37">"\d{10}"</text:span></text:span><text:span text:style-name="Source_20_Text"><text:span text:style-name="T34"> </text:span></text:span><text:span text:style-name="Source_20_Text"><text:span text:style-name="T30">required</text:span></text:span><text:span text:style-name="Source_20_Text"><text:span text:style-name="T27">&gt;</text:span></text:span></text:p>
      <text:p text:style-name="P4"><text:span text:style-name="Source_20_Text"><text:span text:style-name="T34"><text:s text:c="2"/></text:span></text:span><text:span text:style-name="Source_20_Text"><text:span text:style-name="T27">&lt;</text:span></text:span><text:span text:style-name="Source_20_Text"><text:span text:style-name="T30">button</text:span></text:span><text:span text:style-name="Source_20_Text"><text:span text:style-name="T34"> </text:span></text:span><text:span text:style-name="Source_20_Text"><text:span text:style-name="T30">type</text:span></text:span><text:span text:style-name="Source_20_Text"><text:span text:style-name="T27">=</text:span></text:span><text:span text:style-name="Source_20_Text"><text:span text:style-name="T37">"button"</text:span></text:span><text:span text:style-name="Source_20_Text"><text:span text:style-name="T34"> </text:span></text:span><text:span text:style-name="Source_20_Text"><text:span text:style-name="T30">onclick</text:span></text:span><text:span text:style-name="Source_20_Text"><text:span text:style-name="T27">=</text:span></text:span><text:span text:style-name="Source_20_Text"><text:span text:style-name="T37">"validarCampo()"</text:span></text:span><text:span text:style-name="Source_20_Text"><text:span text:style-name="T27">&gt;</text:span></text:span><text:span text:style-name="Source_20_Text"><text:span text:style-name="T30">Validar</text:span></text:span><text:span text:style-name="Source_20_Text"><text:span text:style-name="T27">&lt;</text:span></text:span><text:span text:style-name="Source_20_Text"><text:span text:style-name="T43">/button&gt;</text:span></text:span></text:p>
      <text:p text:style-name="P4"><text:span text:style-name="Source_20_Text"><text:span text:style-name="T27">&lt;</text:span></text:span><text:span text:style-name="Source_20_Text"><text:span text:style-name="T43">/form&gt;</text:span></text:span></text:p>
      <text:p text:style-name="P6"/>
      <text:p text:style-name="P4"><text:span text:style-name="Source_20_Text"><text:span text:style-name="T27">&lt;</text:span></text:span><text:span text:style-name="Source_20_Text"><text:span text:style-name="T30">script</text:span></text:span><text:span text:style-name="Source_20_Text"><text:span text:style-name="T27">&gt;</text:span></text:span></text:p>
      <text:p text:style-name="P4"><text:span text:style-name="Source_20_Text"><text:span text:style-name="T34"><text:s text:c="2"/></text:span></text:span><text:span text:style-name="Source_20_Text"><text:span text:style-name="T40">function</text:span></text:span><text:span text:style-name="Source_20_Text"><text:span text:style-name="T34"> </text:span></text:span><text:span text:style-name="Source_20_Text"><text:span text:style-name="T30">validarCampo</text:span></text:span><text:span text:style-name="Source_20_Text"><text:span text:style-name="T34">() {</text:span></text:span></text:p>
      <text:p text:style-name="P4"><text:span text:style-name="Source_20_Text"><text:span text:style-name="T34"><text:s text:c="4"/></text:span></text:span><text:span text:style-name="Source_20_Text"><text:span text:style-name="T40">const</text:span></text:span><text:span text:style-name="Source_20_Text"><text:span text:style-name="T34"> </text:span></text:span><text:span text:style-name="Source_20_Text"><text:span text:style-name="T30">campo</text:span></text:span><text:span text:style-name="Source_20_Text"><text:span text:style-name="T34"> </text:span></text:span><text:span text:style-name="Source_20_Text"><text:span text:style-name="T27">=</text:span></text:span><text:span text:style-name="Source_20_Text"><text:span text:style-name="T34"> document.</text:span></text:span><text:span text:style-name="Source_20_Text"><text:span text:style-name="T30">getElementById</text:span></text:span><text:span text:style-name="Source_20_Text"><text:span text:style-name="T34">(</text:span></text:span><text:span text:style-name="Source_20_Text"><text:span text:style-name="T37">"phone"</text:span></text:span><text:span text:style-name="Source_20_Text"><text:span text:style-name="T34">);</text:span></text:span></text:p>
      <text:p text:style-name="P4"><text:span text:style-name="Source_20_Text"><text:span text:style-name="T34"><text:s text:c="4"/></text:span></text:span><text:span text:style-name="Source_20_Text"><text:span text:style-name="T40">if</text:span></text:span><text:span text:style-name="Source_20_Text"><text:span text:style-name="T34"> (</text:span></text:span><text:span text:style-name="Source_20_Text"><text:span text:style-name="T27">!</text:span></text:span><text:span text:style-name="Source_20_Text"><text:span text:style-name="T30">campo</text:span></text:span><text:span text:style-name="Source_20_Text"><text:span text:style-name="T34">.</text:span></text:span><text:span text:style-name="Source_20_Text"><text:span text:style-name="T30">checkValidity</text:span></text:span><text:span text:style-name="Source_20_Text"><text:span text:style-name="T34">()) {</text:span></text:span></text:p>
      <text:p text:style-name="P4"><text:span text:style-name="Source_20_Text"><text:span text:style-name="T34"><text:s text:c="6"/></text:span></text:span><text:span text:style-name="Source_20_Text"><text:span text:style-name="T30">campo</text:span></text:span><text:span text:style-name="Source_20_Text"><text:span text:style-name="T34">.</text:span></text:span><text:span text:style-name="Source_20_Text"><text:span text:style-name="T30">reportValidity</text:span></text:span><text:span text:style-name="Source_20_Text"><text:span text:style-name="T34">(); </text:span></text:span><text:span text:style-name="Source_20_Text"><text:span text:style-name="T45">// Muestra un mensaje de error nativo</text:span></text:span></text:p>
      <text:p text:style-name="P4"><text:span text:style-name="Source_20_Text"><text:span text:style-name="T34"><text:s text:c="4"/>} </text:span></text:span><text:span text:style-name="Source_20_Text"><text:span text:style-name="T40">else</text:span></text:span><text:span text:style-name="Source_20_Text"><text:span text:style-name="T34"> {</text:span></text:span></text:p>
      <text:p text:style-name="P4"><text:span text:style-name="Source_20_Text"><text:span text:style-name="T34"><text:s text:c="6"/></text:span></text:span><text:span text:style-name="Source_20_Text"><text:span text:style-name="T30">alert</text:span></text:span><text:span text:style-name="Source_20_Text"><text:span text:style-name="T34">(</text:span></text:span><text:span text:style-name="Source_20_Text"><text:span text:style-name="T37">"El campo es válido."</text:span></text:span><text:span text:style-name="Source_20_Text"><text:span text:style-name="T34">);</text:span></text:span></text:p>
      <text:p text:style-name="P4"><text:span text:style-name="Source_20_Text"><text:span text:style-name="T34"><text:s text:c="4"/>}</text:span></text:span></text:p>
      <text:p text:style-name="P4"><text:span text:style-name="Source_20_Text"><text:span text:style-name="T34"><text:s text:c="2"/>}</text:span></text:span></text:p>
      <text:p text:style-name="P5"><text:span text:style-name="Source_20_Text"><text:span text:style-name="T27">&lt;</text:span></text:span><text:span text:style-name="Source_20_Text"><text:span text:style-name="T43">/script&gt;</text:span></text:span></text:p>
      <text:h text:style-name="P1" text:outline-level="3"/>
      <text:h text:style-name="P1" text:outline-level="3">Notas importantes:</text:h>
      <text:list xml:id="list3494438055" text:style-name="L4">
        <text:list-item>
          <text:p text:style-name="P39"><text:span text:style-name="Source_20_Text"><text:span text:style-name="T49">checkValidity()</text:span></text:span><text:span text:style-name="T49"> no detiene el envío del formulario automáticamente; debes manejarlo manualmente con </text:span><text:span text:style-name="Source_20_Text"><text:span text:style-name="T49">event.preventDefault()</text:span></text:span><text:span text:style-name="T49"> en el evento </text:span><text:span text:style-name="Source_20_Text"><text:span text:style-name="T49">submit</text:span></text:span><text:span text:style-name="T49">. </text:span></text:p>
        </text:list-item>
        <text:list-item>
          <text:p text:style-name="P38"><text:span text:style-name="T49">Para estilos visuales de error o éxito, puedes usar clases como </text:span><text:span text:style-name="Source_20_Text"><text:span text:style-name="T49">is-valid</text:span></text:span><text:span text:style-name="T49"> e </text:span><text:span text:style-name="Source_20_Text"><text:span text:style-name="T49">is-invalid</text:span></text:span><text:span text:style-name="T49"> de Bootstrap en combinación con </text:span><text:span text:style-name="Source_20_Text"><text:span text:style-name="T49">checkValidity()</text:span></text:span><text:span text:style-name="T49">. </text:span></text:p>
        </text:list-item>
      </text:list>
      <text:p text:style-name="P4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adornments="Normal" style:font-family-generic="modern" style:font-pitch="fixed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3.5pt" fo:language="en" fo:country="US" fo:font-weight="bold" style:letter-kerning="false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F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n" fo:country="US" style:letter-kerning="false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3_20_Car" style:display-name="Título 3 Car" style:family="text" style:parent-style-name="Default_20_Paragraph_20_Font">
      <style:text-properties style:font-name="Times New Roman" fo:font-family="'Times New Roman'" style:font-family-generic="roman" style:font-pitch="variable" fo:font-size="13.5pt" fo:language="en" fo:country="US" fo:font-weight="bold" style:letter-kerning="false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fo:language="en" fo:country="US" style:letter-kerning="false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4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6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gel Muñoz</meta:initial-creator>
    <meta:editing-cycles>19</meta:editing-cycles>
    <meta:creation-date>2024-12-12T15:00:00</meta:creation-date>
    <dc:date>2025-01-08T16:22:25.104000000</dc:date>
    <meta:editing-duration>PT5H1M38S</meta:editing-duration>
    <meta:generator>LibreOffice/7.2.1.2$Windows_X86_64 LibreOffice_project/87b77fad49947c1441b67c559c339af8f3517e22</meta:generator>
    <meta:document-statistic meta:table-count="0" meta:image-count="0" meta:object-count="0" meta:page-count="10" meta:paragraph-count="337" meta:word-count="1625" meta:character-count="14481" meta:non-whitespace-character-count="12338"/>
    <meta:user-defined meta:name="AppVersion">16.0000</meta:user-defined>
    <meta:template xlink:type="simple" xlink:actuate="onRequest" xlink:title="Normal.dotm" xlink:href=""/>
  </office:meta>
</office:document-meta>
</file>